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/>
    <style:font-face style:name="Liberation Sans" svg:font-family="'Liberation Sans', Arial, sans-serif"/>
    <style:font-face style:name="Times New Roman1" svg:font-family="'Times New Roman'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499cm"/>
    </style:style>
    <style:style style:name="P2" style:family="paragraph" style:parent-style-name="Text_20_body">
      <style:paragraph-properties fo:margin-top="0cm" fo:margin-bottom="0.499cm" fo:text-align="center" style:justify-single-word="false"/>
    </style:style>
    <style:style style:name="P3" style:family="paragraph" style:parent-style-name="Text_20_body">
      <style:paragraph-properties fo:margin-top="0cm" fo:margin-bottom="0.499cm" fo:text-align="center" style:justify-single-word="false"/>
      <style:text-properties style:font-name="Liberation Sans" fo:font-size="18pt" fo:font-weight="bold"/>
    </style:style>
    <style:style style:name="P4" style:family="paragraph" style:parent-style-name="Text_20_body">
      <style:paragraph-properties fo:margin-top="0cm" fo:margin-bottom="0.499cm"/>
      <style:text-properties fo:font-style="italic"/>
    </style:style>
    <style:style style:name="P5" style:family="paragraph" style:parent-style-name="Text_20_body">
      <style:paragraph-properties fo:margin-top="0cm" fo:margin-bottom="0.499cm" fo:background-color="#e6e6e6">
        <style:background-image/>
      </style:paragraph-properties>
    </style:style>
    <style:style style:name="P6" style:family="paragraph" style:parent-style-name="Text_20_body">
      <style:paragraph-properties fo:margin-top="0cm" fo:margin-bottom="0.499cm" fo:text-align="start" style:justify-single-word="false" fo:background-color="#e6e6e6">
        <style:background-image/>
      </style:paragraph-properties>
    </style:style>
    <style:style style:name="P7" style:family="paragraph" style:parent-style-name="Text_20_body">
      <style:paragraph-properties fo:margin-top="0cm" fo:margin-bottom="0.499cm" fo:background-color="#e6e6e6">
        <style:background-image/>
      </style:paragraph-properties>
      <style:text-properties fo:font-size="10pt"/>
    </style:style>
    <style:style style:name="P8" style:family="paragraph" style:parent-style-name="Text_20_body">
      <style:paragraph-properties fo:margin-top="0cm" fo:margin-bottom="0.499cm" fo:background-color="#e6e6e6">
        <style:background-image/>
      </style:paragraph-properties>
      <style:text-properties fo:font-size="10pt" style:font-size-asian="10pt" style:font-size-complex="10pt"/>
    </style:style>
    <style:style style:name="P9" style:family="paragraph" style:parent-style-name="Text_20_body">
      <style:paragraph-properties fo:margin-top="0cm" fo:margin-bottom="0.499cm" fo:background-color="#e6e6e6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10" style:family="paragraph" style:parent-style-name="Text_20_body">
      <style:paragraph-properties fo:margin-top="0cm" fo:margin-bottom="0.499cm" fo:text-align="start" style:justify-single-word="false" fo:background-color="#e6e6e6">
        <style:background-image/>
      </style:paragraph-properties>
      <style:text-properties fo:font-size="10pt" fo:font-weight="normal" style:font-weight-asian="normal" style:font-weight-complex="normal"/>
    </style:style>
    <style:style style:name="P11" style:family="paragraph" style:parent-style-name="Text_20_body">
      <style:paragraph-properties fo:margin-top="0cm" fo:margin-bottom="0.499cm" fo:background-color="#e6e6e6">
        <style:background-image/>
      </style:paragraph-properties>
      <style:text-properties fo:font-size="10pt" fo:font-weight="bold"/>
    </style:style>
    <style:style style:name="P12" style:family="paragraph" style:parent-style-name="Text_20_body">
      <style:paragraph-properties fo:margin-top="0cm" fo:margin-bottom="0.499cm" fo:background-color="#e6e6e6">
        <style:background-image/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13" style:family="paragraph" style:parent-style-name="Text_20_body">
      <style:paragraph-properties fo:margin-top="0cm" fo:margin-bottom="0.499cm" fo:background-color="#e6e6e6">
        <style:background-image/>
      </style:paragraph-properties>
      <style:text-properties fo:font-size="10pt" fo:font-weight="bold" style:font-weight-asian="bold" style:font-weight-complex="bold"/>
    </style:style>
    <style:style style:name="P14" style:family="paragraph" style:parent-style-name="Text_20_body">
      <style:paragraph-properties fo:margin-top="0cm" fo:margin-bottom="0.499cm" fo:text-align="start" style:justify-single-word="false" fo:background-color="#e6e6e6">
        <style:background-image/>
      </style:paragraph-properties>
      <style:text-properties fo:font-size="10pt" fo:font-weight="bold" style:font-weight-asian="bold" style:font-weight-complex="bold"/>
    </style:style>
    <style:style style:name="P15" style:family="paragraph" style:parent-style-name="Text_20_body">
      <style:paragraph-properties fo:margin-top="0cm" fo:margin-bottom="0.499cm" fo:text-align="start" style:justify-single-word="false" fo:background-color="#e6e6e6">
        <style:background-image/>
      </style:paragraph-properties>
      <style:text-properties fo:font-size="10pt"/>
    </style:style>
    <style:style style:name="P16" style:family="paragraph" style:parent-style-name="Text_20_body">
      <style:paragraph-properties fo:margin-top="0cm" fo:margin-bottom="0.499cm" fo:background-color="#e6e6e6">
        <style:background-image/>
      </style:paragraph-properties>
      <style:text-properties style:font-name="Times New Roman1" fo:font-size="10pt" style:font-name-asian="Times New Roman1" style:font-size-asian="12pt" style:font-name-complex="Times New Roman1" style:font-size-complex="12pt"/>
    </style:style>
    <style:style style:name="P17" style:family="paragraph" style:parent-style-name="Text_20_body">
      <style:paragraph-properties fo:margin-top="0cm" fo:margin-bottom="0.499cm" fo:text-align="start" style:justify-single-word="false" fo:background-color="#e6e6e6">
        <style:background-image/>
      </style:paragraph-properties>
      <style:text-properties style:font-name="Times New Roman1" fo:font-size="10pt" style:font-name-asian="Times New Roman1" style:font-size-asian="12pt" style:font-name-complex="Times New Roman1" style:font-size-complex="12pt"/>
    </style:style>
    <style:style style:name="P18" style:family="paragraph" style:parent-style-name="Text_20_body">
      <style:paragraph-properties fo:margin-top="0cm" fo:margin-bottom="0.499cm" fo:background-color="#e6e6e6">
        <style:background-image/>
      </style:paragraph-properties>
      <style:text-properties style:font-name="Times New Roman1" fo:font-size="10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19" style:family="paragraph" style:parent-style-name="Text_20_body">
      <style:paragraph-properties fo:margin-top="0cm" fo:margin-bottom="0.499cm" fo:text-align="start" style:justify-single-word="false" fo:background-color="#e6e6e6">
        <style:background-image/>
      </style:paragraph-properties>
      <style:text-properties style:font-name="Times New Roman1" fo:font-size="10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20" style:family="paragraph" style:parent-style-name="Text_20_body">
      <style:paragraph-properties fo:margin-top="0cm" fo:margin-bottom="0.499cm" fo:line-height="100%" fo:background-color="#e6e6e6">
        <style:background-image/>
      </style:paragraph-properties>
      <style:text-properties style:font-name="Times New Roman1" fo:font-size="10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21" style:family="paragraph" style:parent-style-name="Text_20_body">
      <style:paragraph-properties fo:margin-top="0cm" fo:margin-bottom="0.499cm" fo:break-before="page"/>
    </style:style>
    <style:style style:name="P22" style:family="paragraph" style:parent-style-name="Contents_20_Heading">
      <style:paragraph-properties fo:break-before="page"/>
    </style:style>
    <style:style style:name="P23" style:family="paragraph" style:parent-style-name="Contents_20_1">
      <style:paragraph-properties>
        <style:tab-stops>
          <style:tab-stop style:position="18.59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8.09cm" style:type="right" style:leader-style="dotted" style:leader-text="."/>
        </style:tab-stops>
      </style:paragraph-properties>
    </style:style>
    <style:style style:name="P25" style:family="paragraph" style:parent-style-name="Text_20_body">
      <style:text-properties fo:color="#000000"/>
    </style:style>
    <style:style style:name="P26" style:family="paragraph" style:parent-style-name="Text_20_body" style:master-page-name="HTML">
      <style:paragraph-properties fo:margin-top="0cm" fo:margin-bottom="0.499cm" style:page-number="auto"/>
    </style:style>
    <style:style style:name="P27" style:family="paragraph" style:parent-style-name="Text_20_body">
      <style:paragraph-properties fo:margin-top="0cm" fo:margin-bottom="0.499cm" fo:background-color="#e6e6e6">
        <style:background-image/>
      </style:paragraph-properties>
    </style:style>
    <style:style style:name="P28" style:family="paragraph" style:parent-style-name="Text_20_body">
      <style:paragraph-properties fo:margin-top="0cm" fo:margin-bottom="0.499cm" fo:background-color="#e6e6e6">
        <style:background-image/>
      </style:paragraph-properties>
      <style:text-properties style:font-name="Times New Roman1" fo:font-size="10pt" style:font-name-asian="Times New Roman1" style:font-size-asian="12pt" style:font-name-complex="Times New Roman1" style:font-size-complex="12pt"/>
    </style:style>
    <style:style style:name="P29" style:family="paragraph" style:parent-style-name="Text_20_body">
      <style:paragraph-properties fo:margin-top="0cm" fo:margin-bottom="0.499cm" fo:text-align="start" style:justify-single-word="false" fo:background-color="#e6e6e6">
        <style:background-image/>
      </style:paragraph-properties>
      <style:text-properties style:font-name="Times New Roman1" fo:font-size="10pt" style:font-name-asian="Times New Roman1" style:font-size-asian="12pt" style:font-name-complex="Times New Roman1" style:font-size-complex="12pt"/>
    </style:style>
    <style:style style:name="P30" style:family="paragraph" style:parent-style-name="Text_20_body">
      <style:paragraph-properties fo:margin-top="0cm" fo:margin-bottom="0.499cm" fo:background-color="#e6e6e6">
        <style:background-image/>
      </style:paragraph-properties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P31" style:family="paragraph" style:parent-style-name="Text_20_body">
      <style:paragraph-properties fo:margin-top="0cm" fo:margin-bottom="0.499cm" fo:text-align="start" style:justify-single-word="false" fo:background-color="#e6e6e6">
        <style:background-image/>
      </style:paragraph-properties>
      <style:text-properties style:font-name="Times New Roman1" fo:font-size="10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32" style:family="paragraph" style:parent-style-name="Text_20_body">
      <style:paragraph-properties fo:margin-top="0cm" fo:margin-bottom="0.499cm" fo:background-color="#e6e6e6">
        <style:background-image/>
      </style:paragraph-properties>
      <style:text-properties fo:font-size="10pt"/>
    </style:style>
    <style:style style:name="P33" style:family="paragraph" style:parent-style-name="Text_20_body">
      <style:paragraph-properties fo:margin-top="0cm" fo:margin-bottom="0.499cm" fo:background-color="#e6e6e6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4" style:family="paragraph" style:parent-style-name="Text_20_body">
      <style:paragraph-properties fo:margin-top="0cm" fo:margin-bottom="0.499cm" fo:background-color="#e6e6e6">
        <style:background-image/>
      </style:paragraph-properties>
      <style:text-properties fo:font-size="10pt" style:font-size-asian="10pt" style:font-size-complex="10pt"/>
    </style:style>
    <style:style style:name="P35" style:family="paragraph" style:parent-style-name="Text_20_body">
      <style:paragraph-properties fo:margin-top="0cm" fo:margin-bottom="0.499cm" fo:background-color="#e6e6e6">
        <style:background-image/>
      </style:paragraph-properties>
      <style:text-properties fo:font-size="10pt" fo:font-weight="bold" style:font-weight-asian="bold" style:font-weight-complex="bold"/>
    </style:style>
    <style:style style:name="P36" style:family="paragraph" style:parent-style-name="Text_20_body">
      <style:paragraph-properties fo:margin-top="0cm" fo:margin-bottom="0.499cm" fo:text-align="start" style:justify-single-word="false" fo:background-color="#e6e6e6">
        <style:background-image/>
      </style:paragraph-properties>
      <style:text-properties fo:font-size="10pt" fo:font-weight="bold" style:font-weight-asian="bold" style:font-weight-complex="bold"/>
    </style:style>
    <style:style style:name="P37" style:family="paragraph" style:parent-style-name="Text_20_body">
      <style:paragraph-properties fo:margin-top="0cm" fo:margin-bottom="0.499cm" fo:text-align="start" style:justify-single-word="false" fo:background-color="#e6e6e6">
        <style:background-image/>
      </style:paragraph-properties>
      <style:text-properties fo:font-size="10pt"/>
    </style:style>
    <style:style style:name="P38" style:family="paragraph" style:parent-style-name="Text_20_body">
      <style:paragraph-properties fo:margin-top="0cm" fo:margin-bottom="0.499cm" fo:text-align="start" style:justify-single-word="false" fo:background-color="#e6e6e6">
        <style:background-image/>
      </style:paragraph-properties>
    </style:style>
    <style:style style:name="P39" style:family="paragraph" style:parent-style-name="Text_20_body">
      <style:paragraph-properties fo:margin-top="0cm" fo:margin-bottom="0.499cm"/>
    </style:style>
    <style:style style:name="P40" style:family="paragraph" style:parent-style-name="Text_20_body">
      <style:text-properties fo:font-size="10pt"/>
    </style:style>
    <style:style style:name="P41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style:font-name="Liberation Sans" fo:font-size="18pt" fo:font-weight="bold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size-asian="10pt" style:font-weight-asian="bold" style:font-size-complex="10pt" style:font-weight-complex="bold"/>
    </style:style>
    <style:style style:name="T5" style:family="text">
      <style:text-properties fo:font-size="10pt"/>
    </style:style>
    <style:style style:name="T6" style:family="text">
      <style:text-properties fo:font-size="10pt" fo:font-weight="bold"/>
    </style:style>
    <style:style style:name="T7" style:family="text">
      <style:text-properties fo:font-size="10pt" fo:font-weight="bold" style:font-weight-asian="bold" style:font-weight-complex="bold"/>
    </style:style>
    <style:style style:name="T8" style:family="text">
      <style:text-properties fo:font-size="10pt" fo:font-weight="bold" style:font-size-asian="10pt" style:font-size-complex="10pt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0pt" fo:font-style="italic"/>
    </style:style>
    <style:style style:name="T11" style:family="text">
      <style:text-properties fo:font-size="10pt" fo:font-style="italic" fo:font-weight="bold"/>
    </style:style>
    <style:style style:name="T12" style:family="text">
      <style:text-properties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font-size="10pt" fo:font-weight="normal" style:font-weight-asian="normal" style:font-weight-complex="normal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color="#000000"/>
    </style:style>
    <style:style style:name="T16" style:family="text">
      <style:text-properties fo:color="#000000" fo:font-size="10pt"/>
    </style:style>
    <style:style style:name="T17" style:family="text">
      <style:text-properties fo:color="#000000" fo:font-size="10pt" fo:font-weight="bold"/>
    </style:style>
    <style:style style:name="T18" style:family="text">
      <style:text-properties fo:font-style="italic" fo:font-weight="bold"/>
    </style:style>
    <style:style style:name="T19" style:family="text">
      <style:text-properties fo:font-weight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style:font-weight-asian="normal"/>
    </style:style>
    <style:style style:name="T22" style:family="text">
      <style:text-properties style:font-weight-complex="normal"/>
    </style:style>
    <style:style style:name="T23" style:family="text">
      <style:text-properties style:font-name="Times New Roman1" fo:font-size="10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writing-mode="lr-tb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1"/>
      <text:p text:style-name="P1"/>
      <text:p text:style-name="P1"/>
      <text:p text:style-name="P1"/>
      <text:p text:style-name="P2"/>
      <text:p text:style-name="P2"><text:span text:style-name="T1">Smartcard 2.0</text:span> </text:p>
      <text:p text:style-name="P3">Mysql replication for redundancy </text:p>
      <text:p text:style-name="P2">Henrik Andreasson </text:p>
      <text:p text:style-name="P2">henrik@smartcard20.com </text:p>
      <text:p text:style-name="P2">08-671 02 73 </text:p>
      <text:p text:style-name="P2">2010-06-10 </text:p>
      <text:p text:style-name="P2">Version 1.1</text:p>
      <text:p text:style-name="P2"/>
      <text:p text:style-name="P2"/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22">Table of Contents</text:p>
          </text:index-title>
          <text:p text:style-name="P23">1 Install of database replication <text:tab/>2</text:p>
          <text:p text:style-name="P24">1.1 Prerequisites <text:tab/>2</text:p>
          <text:p text:style-name="P24">1.2 Syscheck Installation <text:tab/>3</text:p>
          <text:p text:style-name="P24">1.3 Syscheck configuration <text:tab/>3</text:p>
          <text:p text:style-name="P24">1.4 Node2 Syscheck installation <text:tab/>4</text:p>
          <text:p text:style-name="P24">1.5 Firewall configuration <text:tab/>5</text:p>
          <text:p text:style-name="P24">1.6 Create an empty db on node2 <text:tab/>5</text:p>
          <text:p text:style-name="P24">1.7 Backup the db from node1 and transfer the dump to node2 <text:tab/>6</text:p>
          <text:p text:style-name="P24">1.8 Restore mysql database on node2 <text:tab/>7</text:p>
          <text:p text:style-name="P24">1.9 Make node1 master <text:tab/>7</text:p>
          <text:p text:style-name="P24">1.10 Make node 2 slave <text:tab/>10</text:p>
          <text:p text:style-name="P24">1.11 Verify replication <text:tab/>12</text:p>
          <text:p text:style-name="P23">2 Verification and Troubleshooting <text:tab/>15</text:p>
          <text:p text:style-name="P24">2.1 Check the log file: <text:tab/>15</text:p>
          <text:p text:style-name="P24">2.2 Write to the test table and verify both servers answers the same number <text:tab/>15</text:p>
          <text:p text:style-name="P24">2.3 Use the show master and show slave scripts <text:tab/>16</text:p>
          <text:p text:style-name="P23">3 Fail over and fail back <text:tab/>19</text:p>
          <text:p text:style-name="P24">3.1 Fail over, make the slave master <text:tab/>19</text:p>
          <text:p text:style-name="P24">3.2 Fail-back, make the old master master again <text:tab/>23</text:p>
        </text:index-body>
      </text:table-of-content>
      <text:p text:style-name="P2"/>
      <text:p text:style-name="P1"/>
      <text:p text:style-name="P21"><text:bookmark text:name="1_Install_of_database_replicat"/></text:p>
      <text:h text:style-name="Heading_20_1" text:outline-level="1">1 Install of database replication </text:h>
      <text:section text:style-name="Sect2" text:name="Section2">
        <text:p text:style-name="P1"/>
        <text:h text:style-name="Heading_20_2" text:outline-level="2"><text:bookmark text:name="_1_1_Prerequisites"/>1.1 Prerequisites </text:h>
        <text:p text:style-name="P1">First node must be installed and running. </text:p>
        <text:p text:style-name="P1">Configure the server to witch to backup to</text:p>
        <text:p text:style-name="P5"><text:span text:style-name="T5">root@smartcard20-node1:/usr/local/syscheck # </text:span><text:span text:style-name="T6"><text:s/>vi conf/921.conf</text:span></text:p>
        <text:p text:style-name="P11">REMOTE_HOST=192.168.31.142</text:p>
        <text:p text:style-name="P11">(node2)</text:p>
        <text:p text:style-name="P1">At node1 run backup of key config and keystore files</text:p>
        <text:p text:style-name="P16">root@smartcard20-node1:/usr/local/syscheck/related-enabled # <text:span text:style-name="T3">./921_copy_htmf_conf.sh <text:s/>-s </text:span></text:p>
        <text:p text:style-name="P16">Screenonly output:</text:p>
        <text:p text:style-name="P16">Copying file: /usr/local/certificate-services/htmf/hardtokenmgmt.properties to:localhost dir:/tmp/backup_htmf_conf/ remotreuser:jboss sshkey: /home/jboss/.ssh/id_rsa</text:p>
        <text:p text:style-name="P16">Screenonly output:</text:p>
        <text:p text:style-name="P16">Copying file: /usr/local/certificate-services/htmf/autogenerated_hardtokenmgmt.properties to:localhost dir:/tmp/backup_htmf_conf/ remotreuser:jboss sshkey: /home/jboss/.ssh/id_rsa</text:p>
        <text:p text:style-name="P16">Screenonly output:</text:p>
        <text:p text:style-name="P16">Copying file: /usr/local/certificate-services/htmf/src/resources/globalsettings/global.properties to:localhost dir:/tmp/backup_htmf_conf/ remotreuser:jboss sshkey: /home/jboss/.ssh/id_rsa</text:p>
        <text:p text:style-name="P16">Screenonly output:</text:p>
        <text:p text:style-name="P16">Copying file: /usr/local/certificate-services/htmf/jarsigner.jks to:localhost dir:/tmp/backup_htmf_conf/ remotreuser:jboss sshkey: /home/jboss/.ssh/id_rsa</text:p>
        <text:p text:style-name="P16">Screenonly output:</text:p>
        <text:p text:style-name="P16">Copying file: /usr/local/certificate-services/ejbca/conf/ejbca.properties to:localhost dir:/tmp/backup_htmf_conf/ remotreuser:jboss sshkey: /home/jboss/.ssh/id_rsa</text:p>
        <text:p text:style-name="P16">Screenonly output:</text:p>
        <text:p text:style-name="P16">Copying file: /usr/local/certificate-services/ejbca/conf/database.properties to:localhost dir:/tmp/backup_htmf_conf/ remotreuser:jboss sshkey: /home/jboss/.ssh/id_rsa</text:p>
        <text:p text:style-name="P16">Screenonly output:</text:p>
        <text:p text:style-name="P16"><text:soft-page-break/>Copying file: /usr/local/certificate-services/jboss/server/default/conf/keystore/keystore.jks to:localhost dir:/tmp/backup_htmf_conf/ remotreuser:jboss sshkey: /home/jboss/.ssh/id_rsa</text:p>
        <text:p text:style-name="P16">Screenonly output:</text:p>
        <text:p text:style-name="P16">Copying file: /usr/local/certificate-services/jboss/server/default/conf/keystore/truststore.jks to:localhost dir:/tmp/backup_htmf_conf/ remotreuser:jboss sshkey: /home/jboss/.ssh/id_rsa</text:p>
        <text:p text:style-name="P16">Screenonly output:</text:p>
        <text:p text:style-name="P16">Copying file: /usr/local/certificate-services/jboss/server/default/deploy/jboss-web.deployer/server.xml to:localhost dir:/tmp/backup_htmf_conf/ remotreuser:jboss sshkey: /home/jboss/.ssh/id_rsa</text:p>
        <text:p text:style-name="P16"/>
        <text:p text:style-name="P1">Install node2 <text:span text:style-name="T20">and </text:span><text:s/>run &lt;path/to&gt;/smartcard20/upgrade</text:p>
        <text:p text:style-name="P16">sc20fmv-node2:/usr/local/certificate-services/smartcard20 # <text:span text:style-name="T3">./smartcard2.0-upgrade</text:span></text:p>
        <text:p text:style-name="P16">Welcome to ./smartcard2.0-upgrade, a tool to upgrade/install secondary nodes for Smart Card 2.0</text:p>
        <text:p text:style-name="P16">you need to put properties in place yourself from node one to /tmp/htmf_conf_bak</text:p>
        <text:p text:style-name="P16">Run &lt;syscheck&gt;/related-availabe/921_copy_htmf_conf.sh on node1</text:p>
        <text:p text:style-name="P16">press enter to continiue</text:p>
        <text:p text:style-name="P16"/>
        <text:p text:style-name="P16">Will you use PrimeCard as CA Token?</text:p>
        <text:p text:style-name="P16">y/n (default:n) &gt; <text:span text:style-name="T3">(enter)</text:span></text:p>
        <text:p text:style-name="P16"/>
        <text:p text:style-name="P16">Is this node a secondary node?</text:p>
        <text:p text:style-name="P16">y/N (default:n) &gt;</text:p>
        <text:p text:style-name="P18">y</text:p>
        <text:p text:style-name="P1">TODO screen output</text:p>
        <text:h text:style-name="Heading_20_2" text:outline-level="2"><text:bookmark text:name="_1_2_Syscheck_Installation"/>1.2 Syscheck Installation </text:h>
        <text:p text:style-name="P1"/>
        <text:p text:style-name="P1">Unpack syscheck 1.5 </text:p>
        <text:p text:style-name="P5"><text:span text:style-name="T5">username@smartcard20-node1:/usr/local&gt; </text:span><text:span text:style-name="T6">sudo unzip /home/username/syscheck-1.5.11.zip</text:span> </text:p>
        <text:p text:style-name="P5"/>
        <text:h text:style-name="Heading_20_2" text:outline-level="2"><text:bookmark text:name="_1_3_Syscheck_configuration"/><text:soft-page-break/>1.3 Syscheck configuration </text:h>
        <text:p text:style-name="P1">Copy old config </text:p>
        <text:p text:style-name="P5"><text:span text:style-name="T5">root@smartcard20-node1:/usr/local/syscheck # </text:span><text:span text:style-name="T6">./lib/copy-config-from-old-version.sh ../syscheck-&lt;last-version&gt;/config ./config/</text:span> </text:p>
        <text:p text:style-name="P1">Copy old common.conf (before 1.4.10 called resouces.sh) to new common.conf</text:p>
        <text:p text:style-name="P40">If upgrading from a version prior to 1.5.10:</text:p>
        <text:p text:style-name="P5"><text:span text:style-name="T5">root@smartcard20-node1:/usr/local/syscheck # </text:span><text:span text:style-name="T7">diff -uw</text:span><text:span text:style-name="T6"> ../syscheck-&lt;last-version&gt;/resources.sh ./config/common.conf</text:span></text:p>
        <text:p text:style-name="P40">If upgrading from a version later than 1.5.10:</text:p>
        <text:p text:style-name="P5"><text:span text:style-name="T5">root@smartcard20-node1:/usr/local/syscheck # </text:span><text:span text:style-name="T7">diff -uw</text:span><text:span text:style-name="T6"> ../syscheck-&lt;last-version&gt;/config/common.conf ./config/common.conf</text:span></text:p>
        <text:p text:style-name="P1">Go though the differences and manually enter the changes you need to keep into the new common.conf</text:p>
        <text:p text:style-name="P20">--- ../syscheck-1.5.4/resources.sh <text:s text:c="5"/>2009-09-03 12:55:52.000000000 +0200</text:p>
        <text:p text:style-name="P20">+++ config/common.conf <text:s/>2010-06-04 11:19:01.000000000 +0200</text:p>
        <text:p text:style-name="P20">@@ -16,11 +16,8 @@</text:p>
        <text:p text:style-name="P20"><text:s/>. $SYSCHECK_HOME/lib/printlogmess.sh</text:p>
        <text:p text:style-name="P20"><text:s/></text:p>
        <text:p text:style-name="P20"><text:s/># get definitions for EJBCA</text:p>
        <text:p text:style-name="P20">-if [ -f /etc/ejbca/environment ] ; then</text:p>
        <text:p text:style-name="P20">- <text:s text:c="6"/>. /etc/ejbca/environment</text:p>
        <text:p text:style-name="P20">-elif [ -f /usr/local/environment ] ; then</text:p>
        <text:p text:style-name="P20">+if [ -f /usr/local/environment ] ; then</text:p>
        <text:p text:style-name="P20"><text:s text:c="8"/>. /usr/local/environment</text:p>
        <text:p text:style-name="P20">- <text:s text:c="6"/></text:p>
        <text:p text:style-name="P20"><text:s/>fi</text:p>
        <text:p text:style-name="P20"><text:s/></text:p>
        <text:p text:style-name="P20"><text:s/># cap message length to ...</text:p>
        <text:p text:style-name="P20">@@ -33,16 +30,13 @@</text:p>
        <text:p text:style-name="P20"><text:s/></text:p>
        <text:p text:style-name="P20"><text:s/># Username used for no-passphrase ssh login</text:p>
        <text:p text:style-name="P20"><text:s/>SSH_USER=jboss</text:p>
        <text:p text:style-name="P20">+SSH_KEY=/home/jboss/.ssh/id_rsa</text:p>
        <text:p text:style-name="P20"><text:s/></text:p>
        <text:p text:style-name="P20"><text:soft-page-break/><text:s/></text:p>
        <text:p text:style-name="P20"><text:s/>## Language ##</text:p>
        <text:p text:style-name="P20"><text:s/>#select you lang (choose from files in lang/)</text:p>
        <text:p text:style-name="P20"><text:s/>SYSCHECK_LANG=english</text:p>
        <text:p text:style-name="P20"><text:s/></text:p>
        <text:p text:style-name="P20">-# save status to a file values: 1 or 0</text:p>
        <text:p text:style-name="P20">-# will create a file in &lt;syscheck&gt;/var/last_status</text:p>
        <text:p text:style-name="P20">-SAVELASTSTATUS=1</text:p>
        <text:p text:style-name="P20">-</text:p>
        <text:p text:style-name="P20"><text:s/># source the lang func</text:p>
        <text:p text:style-name="P20"><text:s/>. ${SYSCHECK_HOME}/lib/lang.sh</text:p>
        <text:p text:style-name="P20"><text:s/></text:p>
        <text:p text:style-name="P20">@@ -51,10 +45,10 @@</text:p>
        <text:p text:style-name="P20"><text:s/></text:p>
        <text:p text:style-name="P20"><text:s/>### EJBCA settings ###</text:p>
        <text:p text:style-name="P20"><text:s/>#Path to EJBCA</text:p>
        <text:p text:style-name="P20">-EJBCA_HOME=/usr/local/ejbca </text:p>
        <text:p text:style-name="P20">+EJBCA_HOME=${EJBCA_HOME:-"/usr/local/ejbca"}</text:p>
        <text:p text:style-name="P20"><text:s/></text:p>
        <text:p text:style-name="P20"><text:s/>#Path to active jboss config</text:p>
        <text:p text:style-name="P20">-JBOSS_HOME=/usr/local/jboss</text:p>
        <text:p text:style-name="P20">+JBOSS_HOME=${JBOSS_HOME:-"/usr/local/jboss"}</text:p>
        <text:p text:style-name="P20"/>
        <text:p text:style-name="P1">Copy enabled scripts </text:p>
        <text:p text:style-name="P5"><text:span text:style-name="T5">root@smartcard20-node1:/usr/local/syscheck # </text:span><text:span text:style-name="T6">cp -a ../syscheck-&lt;last-version&gt;/related-enabled/* ./ related-enabled/</text:span> </text:p>
        <text:p text:style-name="P5"><text:span text:style-name="T5">root@smartcard20-node1:/usr/local/syscheck # </text:span><text:span text:style-name="T6">cp -a ../syscheck-&lt;last-version&gt;/scritps-enabled/* ./ scritps-enabled/</text:span> </text:p>
        <text:p text:style-name="P1"/>
        <text:p text:style-name="P1">Config database parameters, you can get the database-username/password information from ejbca it's in the file: </text:p>
        <text:p text:style-name="P5"><text:soft-page-break/><text:span text:style-name="T5">less /usr/local/ejbca/conf/database.properties</text:span> </text:p>
        <text:p text:style-name="P9">database.url=jdbc:mysql://<text:span text:style-name="T3">127.0.0.1</text:span>:3306/<text:span text:style-name="T3">ejbca</text:span></text:p>
        <text:p text:style-name="P9">database.username=<text:span text:style-name="T3">ejbca</text:span></text:p>
        <text:p text:style-name="P9">database.password=<text:span text:style-name="T3">sdfiuh3wrnj</text:span></text:p>
        <text:p text:style-name="P1">Enter those parameters into the syscheck config/common.sh </text:p>
        <text:p text:style-name="P16">DB_NAME=<text:span text:style-name="T3">ejbca</text:span></text:p>
        <text:p text:style-name="P16">DB_USER=<text:span text:style-name="T3">ejbca</text:span></text:p>
        <text:p text:style-name="P16">DB_PASSWORD="<text:span text:style-name="T4">sdfiuh3wrnj</text:span>"</text:p>
        <text:p text:style-name="P1">Enter the new information about the replication user into syscheck config/common.sh </text:p>
        <text:p text:style-name="P5"><text:span text:style-name="T5">smartcard20-node2:/usr/local/syscheck # </text:span><text:span text:style-name="T6">vi config/common.conf (was resources.sh</text:span> )</text:p>
        <text:p text:style-name="P5"><text:span text:style-name="T5"># Database replication user and password</text:span> </text:p>
        <text:p text:style-name="P5"><text:span text:style-name="T5">DBREP_USER=</text:span><text:span text:style-name="T6">ejbcarep</text:span> </text:p>
        <text:p text:style-name="P5"><text:span text:style-name="T5">DBREP_PASSWORD="</text:span><text:span text:style-name="T6">foo123</text:span><text:span text:style-name="T5">"</text:span> </text:p>
        <text:p text:style-name="P5"/>
        <text:p text:style-name="P5"><text:span text:style-name="T5">#Path to mysql binary</text:span> </text:p>
        <text:p text:style-name="P5"><text:span text:style-name="T5">MYSQL_BIN=/usr/bin/mysql</text:span> </text:p>
        <text:p text:style-name="P5"/>
        <text:p text:style-name="P5"><text:span text:style-name="T5"># path to mysqladmin</text:span> </text:p>
        <text:p text:style-name="P5"><text:span text:style-name="T5">MYSQLADMIN_BIN=/usr/bin/mysqladmin</text:span> </text:p>
        <text:p text:style-name="P5"/>
        <text:p text:style-name="P5"><text:span text:style-name="T5">#Path to mysqldump binary</text:span> </text:p>
        <text:p text:style-name="P5"><text:span text:style-name="T5">MYSQLDUMP_BIN=/usr/bin/mysqldump</text:span> </text:p>
        <text:p text:style-name="Text_20_body"/>
        <text:p text:style-name="Text_20_body">If your installation has a weak(eg. foo123) mysql root password set a new with high security (eg. UiywfeW23)</text:p>
        <text:p text:style-name="Text_20_body"/>
        <text:p text:style-name="P5"><text:span text:style-name="T5"># mysqladmin password <text:s/>&lt;new-pass&gt; -u root --password=&lt;old-password&gt;</text:span></text:p>
        <text:p text:style-name="P5"><text:span text:style-name="T5"># mysqladmin password </text:span><text:span text:style-name="T7">UiywfeW23</text:span><text:span text:style-name="T5"> -u root --password=</text:span><text:span text:style-name="T7">foo123</text:span></text:p>
        <text:p text:style-name="Text_20_body"><text:span text:style-name="T5"/></text:p>
        <text:p text:style-name="P41"><text:span text:style-name="T5">Enter the new mysql root password <text:s/>into syscheck/config/common.conf</text:span></text:p>
        <text:p text:style-name="P5"><text:span text:style-name="T5">#Password for Mysql root</text:span> </text:p>
        <text:p text:style-name="P5"><text:soft-page-break/><text:span text:style-name="T5">MYSQLROOT_PASSWORD="</text:span><text:span text:style-name="T6">UiywfeW23</text:span><text:span text:style-name="T5">"</text:span> </text:p>
        <text:p text:style-name="P5"/>
        <text:p text:style-name="P5"><text:span text:style-name="T5">#Name of the mysql backup file.</text:span> </text:p>
        <text:p text:style-name="P5"><text:span text:style-name="T5">MYSQLBACKUPFILE=/backup/mysql/ejbcabackup</text:span> </text:p>
        <text:p text:style-name="P5"><text:span text:style-name="T5">MYSQLBACKUPFULLFILENAME="${MYSQLBACKUPFILE}-${DATE}.sql"</text:span> </text:p>
        <text:p text:style-name="P5"/>
        <text:p text:style-name="Text_20_body"/>
        <text:p text:style-name="Text_20_body">Set “node” to node1(master) and IP-addresses to node1 and node2</text:p>
        <text:p text:style-name="P5"><text:span text:style-name="T5">#IP address or hostname to primary and secondary cluster nodes.</text:span> </text:p>
        <text:p text:style-name="P5"><text:span text:style-name="T5">THIS_NODE=</text:span><text:span text:style-name="T6">NODE1</text:span> </text:p>
        <text:p text:style-name="P5"><text:span text:style-name="T5"># master node</text:span> </text:p>
        <text:p text:style-name="P5"><text:span text:style-name="T5">HOSTNAME_NODE1=</text:span><text:span text:style-name="T7">192.168.31.140</text:span></text:p>
        <text:p text:style-name="P5"><text:span text:style-name="T5"># slave node</text:span> </text:p>
        <text:p text:style-name="P5"><text:span text:style-name="T5">HOSTNAME_NODE2=</text:span><text:span text:style-name="T7">192.168.31.142</text:span></text:p>
        <text:p text:style-name="P5"><text:span text:style-name="T7"/></text:p>
        <text:p text:style-name="P1">Make new backup dirs:</text:p>
        <text:p text:style-name="P5"><text:span text:style-name="T5">username@smartcard20-node1:/usr/local&gt; </text:span><text:span text:style-name="T7">sudo mkdir /backup/mysql/default</text:span></text:p>
        <text:p text:style-name="P5"><text:span text:style-name="T7">if you're using the other new backup directories you need to create them aswell</text:span></text:p>
        <text:p text:style-name="P5"><text:span text:style-name="T13">username@smartcard20-node1:/usr/local&gt; </text:span><text:span text:style-name="T7">sudo mkdir /backup/mysql/daily</text:span></text:p>
        <text:p text:style-name="P5"><text:span text:style-name="T13">username@smartcard20-node1:/usr/local&gt; </text:span><text:span text:style-name="T7">sudo mkdir /backup/mysql/weekly</text:span></text:p>
        <text:p text:style-name="P5"><text:span text:style-name="T13">username@smartcard20-node1:/usr/local&gt; </text:span><text:span text:style-name="T7">sudo mkdir /backup/mysql/monthly</text:span></text:p>
        <text:p text:style-name="P5"><text:span text:style-name="T13">username@smartcard20-node1:/usr/local&gt; </text:span><text:span text:style-name="T7">sudo mkdir /backup/mysql/yearly</text:span></text:p>
        <text:p text:style-name="P5"><text:span text:style-name="T7"/></text:p>
        <text:p text:style-name="P1">Make the new version the default </text:p>
        <text:p text:style-name="P5"><text:span text:style-name="T5">username@smartcard20-node1:/usr/local&gt; </text:span><text:span text:style-name="T7">sudo </text:span><text:span text:style-name="T6">rm syscheck</text:span> </text:p>
        <text:p text:style-name="P5"><text:span text:style-name="T5">username@smartcard20-node1:/usr/local&gt; </text:span><text:span text:style-name="T6">sudo ln -s syscheck-1.5.11 syscheck</text:span> </text:p>
        <text:h text:style-name="Heading_20_2" text:outline-level="2"><text:bookmark text:name="_1_4_Node2_Syscheck_installati"/>1.4 Node2 Syscheck installation </text:h>
        <text:p text:style-name="P1">Redo steps 1.2 and 1.3 on node2, but set “THIS_NODE=<text:span text:style-name="T2">NODE2” </text:span>in config/common.conf tough” </text:p>
        <text:h text:style-name="Heading_20_2" text:outline-level="2"><text:bookmark text:name="_1_5_Firewall_configuration"/><text:soft-page-break/>1.5 Firewall configuration </text:h>
        <text:p text:style-name="P1">On both nodes open port 3306 tcp </text:p>
        <text:p text:style-name="P1">Start “yast” -&gt; “Security and Users” -&gt; “Firewall” -&gt; “Allowed Services” -&gt; “Advanced” </text:p>
        <text:p text:style-name="P1">Add “3306” make sure to use space as a separator between the ports </text:p>
        <text:p text:style-name="P1"/>
        <text:h text:style-name="Heading_20_2" text:outline-level="2"><text:bookmark text:name="_1_6_Create_an_empty_db_on_nod"/>1.6 Create an empty db on node2 </text:h>
        <text:p text:style-name="P1">If you got a db do drop it and the create a empty ejbca db </text:p>
        <text:p text:style-name="P5"><text:span text:style-name="T5">username@smartcard20-node2:/usr/local/syscheck/database-replication&gt; </text:span><text:span text:style-name="T6">./801-drop-existing-ejbca-db.sh</text:span> </text:p>
        <text:p text:style-name="P5"><text:span text:style-name="T5">root's password:</text:span> </text:p>
        <text:p text:style-name="P5"><text:span text:style-name="T5">are you really sure you want to drop and replace the ejbca db on this host?</text:span> </text:p>
        <text:p text:style-name="P5"><text:span text:style-name="T5">enter 'im-really-sure' (without the '-') to continue or ctrl-c to abort</text:span> </text:p>
        <text:p text:style-name="P5"><text:span text:style-name="T6">im really sure</text:span> </text:p>
        <text:p text:style-name="P5"><text:span text:style-name="T5">I-9041-PKI 20090309 14:44:11 smartcard20-node1: INFO - Backed up db ok (file:/backup/mysql/ejbcabackup-2009-03-09_14.44.10.sql.gz)</text:span> </text:p>
        <text:p text:style-name="P5"><text:span text:style-name="T5">Dropping the database is potentially a very bad thing to do.</text:span> </text:p>
        <text:p text:style-name="P5"><text:span text:style-name="T5">Any data stored in the database will be destroyed.</text:span> </text:p>
        <text:p text:style-name="P5"/>
        <text:p text:style-name="P5"><text:span text:style-name="T5">Do you really want to drop the 'ejbca' database [y/N] </text:span><text:span text:style-name="T7">y</text:span><text:span text:style-name="T3"> </text:span></text:p>
        <text:p text:style-name="P5"><text:span text:style-name="T5">Database "ejbca" dropped</text:span> </text:p>
        <text:p text:style-name="P5"><text:span text:style-name="T5">I-8011-PKI 20090309 14:44:13 smartcard20-node1: INFO - Dropped the db ok</text:span> </text:p>
        <text:p text:style-name="P5"/>
        <text:p text:style-name="P1"/>
        <text:p text:style-name="P1">And create an empty one: </text:p>
        <text:p text:style-name="P5"><text:span text:style-name="T5">username@smartcard20-node1:/usr/local/syscheck/database-replication&gt; </text:span><text:span text:style-name="T6">sudo ./800-create-mysql-ejbca-db.sh</text:span> </text:p>
        <text:p text:style-name="P5"><text:span text:style-name="T5">I-8001-PKI 20090309 14:44:18 smartcard20-node1: INFO - Created the db ok</text:span> </text:p>
        <text:p text:style-name="P5"/>
        <text:p text:style-name="P1"/>
        <text:h text:style-name="Heading_20_2" text:outline-level="2"><text:bookmark text:name="_1_7_Backup_the_db_from_node1_"/><text:soft-page-break/>1.7 Backup the db from node1 and transfer the dump to node2 </text:h>
        <text:p text:style-name="P1">The three following steps you should complete as fast as possible since you lock the database from writing. </text:p>
        <text:p text:style-name="P1">Stop jboss on node1 and node2</text:p>
        <text:p text:style-name="P17">smartcard20-node1:/usr/local/certificate-services/syscheck/related-enabled# <text:span text:style-name="T3">/etc/init.d/jboss stop</text:span></text:p>
        <text:p text:style-name="P17">Stopping JBoss: …... done</text:p>
        <text:p text:style-name="P17">smartcard20-node2:/usr/local/certificate-services/syscheck/related-enabled# <text:span text:style-name="T3">/etc/init.d/jboss stop</text:span></text:p>
        <text:p text:style-name="P17">Stopping JBoss: …...done</text:p>
        <text:p text:style-name="P1">First we need to lock the tables from writes </text:p>
        <text:p text:style-name="P6"><text:span text:style-name="T16">smartcard20-node1:/usr/local/syscheck/database-replication # </text:span><text:span text:style-name="T17">./811-master-node-flush-tables-with-read-lock.sh</text:span> </text:p>
        <text:p text:style-name="P6"><text:span text:style-name="T5">I-8111-PKI 20090326 12:03:58 smartcard20-node1: INFO - Set mysql FLUSH TABLES WITH READ LOCK ok</text:span> </text:p>
        <text:p text:style-name="P1"/>
        <text:p text:style-name="P1">Make a backup </text:p>
        <text:p text:style-name="P5"><text:span text:style-name="T5">smartcard20-node1:/usr/local/syscheck-1.4.3b3-cluster/related-enabled # </text:span><text:span text:style-name="T6">./904_make_mysql_db_backup.sh -s</text:span> </text:p>
        <text:p text:style-name="P5"><text:span text:style-name="T5">I-9041-PKI 20090309 13:48:14 smartcard20-node1: INFO - Backed up db ok (file:</text:span><text:span text:style-name="T6">/backup/mysql/ejbcabackup-2009-03-09_13.48.13.sql.gz</text:span><text:span text:style-name="T5">)</text:span> </text:p>
        <text:p text:style-name="P5"/>
        <text:p text:style-name="P1">Note the database backup in your protocol as the last db backup before this change. If anything would go wrong this is the backup to revert to !!!</text:p>
        <text:p text:style-name="P1"/>
        <text:p text:style-name="P1"/>
        <text:p text:style-name="P1">Transfer it to node2: </text:p>
        <text:p text:style-name="P5"><text:span text:style-name="T5">jboss@smartcard20-node1:~&gt; </text:span><text:span text:style-name="T6">scp /backup/mysql/ejbcabackup-2009-03-09_13.44.55.sql.gz smartcard20-node2:</text:span> </text:p>
        <text:p text:style-name="P5"><text:span text:style-name="T5">ejbcabackup-2009-03-09_13.44.55.sql.gz 100% 1459KB 1.4MB/s 00:00</text:span> </text:p>
        <text:p text:style-name="Text_20_body">OR use ./906_ssh-copy-to-remote-machine.sh </text:p>
        <text:p text:style-name="P8"><text:span text:style-name="T20">smartcard20:/usr/local/certificate-services/syscheck/related-enabled# </text:span><text:span text:style-name="T3">./906_ssh-copy-to-remote-machine.sh --help</text:span></text:p>
        <text:p text:style-name="P8"><text:span text:style-name="T20">smartcard20:/usr/local/certificate-services/syscheck/related-enabled# </text:span><text:span text:style-name="T3">./906_ssh-copy-to-remote-machine.sh -s <text:s/>/backup/mysql//default/ejbcabackup-2010-06-15_16.03.18.sql.gz node2-hostname /tmp jboss /home/jboss/.ssh/id_rsa</text:span></text:p>
        <text:p text:style-name="P8">I-9061-PKI 20100615 16:05:30 smartcard20.demo: INFO - file transfered ok</text:p>
        <text:p text:style-name="P1"/>
        <text:h text:style-name="Heading_20_2" text:outline-level="2"><text:bookmark text:name="_1_8_Restore_mysql_database_on"/><text:soft-page-break/>1.8 Restore mysql database on node2 </text:h>
        <text:p text:style-name="P5"><text:span text:style-name="T5">root@smartcard20-node2:/usr/local/syscheck/related-enabled # </text:span><text:span text:style-name="T6">./920_restore_mysql_db_from_backup.sh -s /home/jboss/ejbcabackup-2009-03-09_13.44.55.sql.gz</text:span> </text:p>
        <text:p text:style-name="P5"/>
        <text:p text:style-name="P5"><text:span text:style-name="T5">root's password:</text:span> </text:p>
        <text:p text:style-name="P5"><text:span text:style-name="T5">now we'll backup the current database before we restore the one you specified</text:span> </text:p>
        <text:p text:style-name="P5"><text:span text:style-name="T5">I-9041-PKI 20090309 14:51:51 smartcard20-node2: INFO - Backed up db ok (file:/backup/mysql/ejbcabackup-2009-03-09_14.51.50.sql.gz)</text:span> </text:p>
        <text:p text:style-name="P5"><text:span text:style-name="T5">restoring the db from /home/jboss/ejbcabackup-2009-03-09_13.44.55.sql.gz</text:span> </text:p>
        <text:p text:style-name="P5"><text:span text:style-name="T5">I-9202-PKI 20090309 14:51:55 smartcard20-node2: INFO - Restored the db from file (/home/jboss/ejbcabackup-2009-03-09_13.44.55.sql.gz)</text:span> </text:p>
        <text:p text:style-name="P1"/>
        <text:h text:style-name="Heading_20_2" text:outline-level="2"><text:bookmark text:name="_1_9_Make_node1_master"/>1.9 Make node1 master </text:h>
        <text:p text:style-name="P1">First step is to add the ejbca-db-user in a way it can access the db over the net, it will use information from resourses.sh file to make the statements. </text:p>
        <text:p text:style-name="P1"/>
        <text:p text:style-name="P5"><text:span text:style-name="T5">smartcard20-node1:/usr/local/syscheck/database-replication # </text:span><text:span text:style-name="T6">./802-create-mysql-ejbca-user-db-user.sh</text:span> </text:p>
        <text:p text:style-name="P5"><text:span text:style-name="T5">Will now insert these sql:</text:span> </text:p>
        <text:p text:style-name="P5"><text:span text:style-name="T5">GRANT ALL ON ejbca.* to 'ejbca'@'10.1.1.10' IDENTIFIED BY 'foo123';</text:span> </text:p>
        <text:p text:style-name="P5"><text:span text:style-name="T5">GRANT ALL ON ejbca.* to 'ejbca'@'10.1.1.11' IDENTIFIED BY 'foo123';</text:span> </text:p>
        <text:p text:style-name="P5"><text:span text:style-name="T5">GRANT ALL ON ejbca.* to 'ejbca'@'10.1.1.12' IDENTIFIED BY 'foo123';</text:span> </text:p>
        <text:p text:style-name="P5"><text:span text:style-name="T5">select * from user where user like '%ejbca%'</text:span> </text:p>
        <text:p text:style-name="P5"><text:span text:style-name="T5">Host User Password Select_priv Insert_priv Update_priv Delete_priv Create_priv Drop_priv Reload_priv Shutdown_priv Process_priv File_priv Grant_priv References_priv Index_priv Alter_priv Show_db_priv Super_priv Create_tmp_table_priv Lock_tables_priv Execute_priv Repl_slave_priv Repl_client_priv Create_view_priv Show_view_priv Create_routine_priv Alter_routine_priv Create_user_priv ssl_type ssl_cipher x509_issuer x509_subject max_questions max_updates max_connections max_user_connections</text:span> </text:p>
        <text:p text:style-name="P5"><text:span text:style-name="T5">10.1.1.10 ejbca *1618E643E43E4921AC458E23C5E7728892CCF1A6 N N N N N N N N</text:span> </text:p>
        <text:p text:style-name="P5"><text:span text:style-name="T5">N N N N N N N N N N N N N N N N</text:span> </text:p>
        <text:p text:style-name="P5"><text:span text:style-name="T5">N N 0 0 0 0</text:span> </text:p>
        <text:p text:style-name="P5"><text:span text:style-name="T5">10.1.1.11 ejbca *1618E643E43E4921AC458E23C5E7728892CCF1A6 N N N N N N N N</text:span> </text:p>
        <text:p text:style-name="P5"><text:soft-page-break/><text:span text:style-name="T5">N N N N N N N N N N N N N N N N</text:span> </text:p>
        <text:p text:style-name="P5"><text:span text:style-name="T5">N N 0 0 0 0</text:span> </text:p>
        <text:p text:style-name="P5"><text:span text:style-name="T5">localhost ejbca *77805DB3940553564EF23E5EB2231A1BEB02EFC3 N N N N N N N N</text:span> </text:p>
        <text:p text:style-name="P5"><text:span text:style-name="T5">N N N N N N N N N N N N N N N N</text:span> </text:p>
        <text:p text:style-name="P5"><text:span text:style-name="T5">N N 0 0 0 0</text:span> </text:p>
        <text:p text:style-name="P5"><text:span text:style-name="T5">10.1.1.12 ejbca *1618E643E43E4921AC458E23C5E7728892CCF1A6 N N N N N N N N</text:span> </text:p>
        <text:p text:style-name="P5"><text:span text:style-name="T5">N N N N N N N N N N N N N N N N</text:span> </text:p>
        <text:p text:style-name="P5"><text:span text:style-name="T5">N N 0 0 0 0</text:span> </text:p>
        <text:p text:style-name="P5"><text:span text:style-name="T5">I-8021-PKI 20090311 15:57:53 smartcard20-node1: INFO - access rules inserted into mysql db ok</text:span> </text:p>
        <text:p text:style-name="P1"/>
        <text:p text:style-name="P1"><text:span text:style-name="T2">Also create the replication user</text:span> </text:p>
        <text:p text:style-name="P5"><text:span text:style-name="T5">smartcard20-node1:/usr/local/syscheck/database-replication # </text:span><text:span text:style-name="T6">./803-create-mysql-replication-user.sh</text:span> </text:p>
        <text:p text:style-name="P5"><text:span text:style-name="T5">Host User Password Select_priv Insert_priv Update_priv Delete_priv Create_priv Drop_priv Reload_priv Shutdown_priv Process_priv File_priv Grant_priv References_priv Index_priv Alter_priv Show_db_priv Super_priv Create_tmp_table_priv Lock_tables_priv Execute_priv Repl_slave_priv Repl_client_priv Create_view_priv Show_view_priv Create_routine_priv Alter_routine_priv Create_user_priv ssl_type ssl_cipher x509_issuer x509_subject max_questions max_updates max_connections max_user_connections</text:span> </text:p>
        <text:p text:style-name="P5"><text:span text:style-name="T5">10.1.1.10 ejbcarep *1618E643E43E4921AC458E23C5E7728892CCF1A6 N N N N N N N</text:span> </text:p>
        <text:p text:style-name="P5"><text:span text:style-name="T5">N N N N N N N N N N N N Y N N N</text:span> </text:p>
        <text:p text:style-name="P5"><text:span text:style-name="T5">N N N 0 0 0 0</text:span> </text:p>
        <text:p text:style-name="P5"><text:span text:style-name="T5">10.1.1.11 ejbcarep *1618E643E43E4921AC458E23C5E7728892CCF1A6 N N N N N N N</text:span> </text:p>
        <text:p text:style-name="P5"><text:span text:style-name="T5">N N N N N N N N N N N N Y N N N</text:span> </text:p>
        <text:p text:style-name="P5"><text:span text:style-name="T5">N N N 0 0 0 0</text:span> </text:p>
        <text:p text:style-name="P5"><text:span text:style-name="T5">I-8031-PKI 20090311 15:57:58 smartcard20-node1: INFO - Replication access rules inserted into mysql db ok</text:span> </text:p>
        <text:p text:style-name="P5"/>
        <text:p text:style-name="P1"/>
        <text:p text:style-name="P1"/>
        <text:p text:style-name="P1"><text:span text:style-name="T2">Now we need to prepare the mysql config for replication</text:span> </text:p>
        <text:p text:style-name="P1">In /etc/my.cnf set: </text:p>
        <text:p text:style-name="P5"><text:soft-page-break/><text:span text:style-name="T5"># Replication Master Server (default)</text:span> </text:p>
        <text:p text:style-name="P5"><text:span text:style-name="T5"># binary logging is required for replication</text:span> </text:p>
        <text:p text:style-name="P5"><text:span text:style-name="T6">log-bin=mysql-bin</text:span> </text:p>
        <text:p text:style-name="P5"/>
        <text:p text:style-name="P5"><text:span text:style-name="T5"># required unique id between 1 and 2^32 - 1</text:span> </text:p>
        <text:p text:style-name="P5"><text:span text:style-name="T5"># defaults to 1 if master-host is not set</text:span> </text:p>
        <text:p text:style-name="P5"><text:span text:style-name="T5"># but will not function as a master if omitted</text:span> </text:p>
        <text:p text:style-name="P5"><text:span text:style-name="T6">server-id = 1</text:span> </text:p>
        <text:p text:style-name="P5"/>
        <text:p text:style-name="P1"/>
        <text:p text:style-name="P1"><text:span text:style-name="T2">Make sure to restart mysql</text:span> </text:p>
        <text:p text:style-name="P5"><text:span text:style-name="T5">smartcard20-node1:/usr/local/syscheck/database-replication # </text:span><text:span text:style-name="T6">/etc/init.d/mysql restart</text:span> </text:p>
        <text:p text:style-name="P5"><text:span text:style-name="T5">Restarting service MySQL</text:span> </text:p>
        <text:p text:style-name="P5"><text:span text:style-name="T5">Shutting down service MySQL done</text:span> </text:p>
        <text:p text:style-name="P5"><text:span text:style-name="T5">Starting service MySQL done</text:span> </text:p>
        <text:p text:style-name="P5"/>
        <text:p text:style-name="P1"/>
        <text:p text:style-name="P1"/>
        <text:p text:style-name="P1"><text:span text:style-name="T18">Now make this node take the role of mysql master!!</text:span> </text:p>
        <text:p text:style-name="P5"><text:span text:style-name="T5">smartcard20-node2:/usr/local/syscheck/database-replication # </text:span><text:span text:style-name="T6">./804-make-mysql-server-act-as-master.sh</text:span> </text:p>
        <text:p text:style-name="P5"><text:span text:style-name="T5">Are you sure you want to make this mysql server act as mysql master?</text:span> </text:p>
        <text:p text:style-name="P5"><text:span text:style-name="T5">Press enter to continiue, ctrl-c to abort</text:span> </text:p>
        <text:p text:style-name="P5"/>
        <text:p text:style-name="P5"><text:span text:style-name="T5">I-8041-PKI 20090312 16:34:20 smartcard20-node2: INFO - Mysql server made to act as a master</text:span> </text:p>
        <text:p text:style-name="P5"/>
        <text:p text:style-name="P1"/>
        <text:p text:style-name="P1"/>
        <text:p text:style-name="P1"><text:soft-page-break/><text:span text:style-name="T2">Run the show master status command and note the log: “File” and “position”, you will need them in the next step.</text:span> </text:p>
        <text:p text:style-name="P5"><text:span text:style-name="T5">smartcard20-node1:/usr/local/syscheck/database-replication # </text:span><text:span text:style-name="T6">./810-show-mysql-master-status.sh</text:span> </text:p>
        <text:p text:style-name="P5"><text:span text:style-name="T5">File Position Binlog_Do_DB Binlog_Ignore_DB</text:span> </text:p>
        <text:p text:style-name="P5"><text:span text:style-name="T6">mysql-bin.000001 98</text:span> </text:p>
        <text:p text:style-name="P5"><text:span text:style-name="T5">I-8101-PKI 20090311 15:26:32 smartcard20-node1: INFO - Master status shown</text:span> </text:p>
        <text:p text:style-name="P5"><text:span text:style-name="T5">*************************** 1. row ***************************</text:span> </text:p>
        <text:p text:style-name="P5"><text:span text:style-name="T5">Id: 3</text:span> </text:p>
        <text:p text:style-name="P5"><text:span text:style-name="T5">User: root</text:span> </text:p>
        <text:p text:style-name="P5"><text:span text:style-name="T5">Host: localhost</text:span> </text:p>
        <text:p text:style-name="P5"><text:span text:style-name="T5">db: mysql</text:span> </text:p>
        <text:p text:style-name="P5"><text:span text:style-name="T5">Command: Query</text:span> </text:p>
        <text:p text:style-name="P5"><text:span text:style-name="T5">Time: 0</text:span> </text:p>
        <text:p text:style-name="P5"><text:span text:style-name="T5">State: NULL</text:span> </text:p>
        <text:p text:style-name="P5"><text:span text:style-name="T5">Info: SHOW PROCESSLIST</text:span> </text:p>
        <text:p text:style-name="P5"><text:span text:style-name="T5">I-8101-PKI 20090311 15:26:32 smartcard20-node1: INFO - Master status shown</text:span> </text:p>
        <text:p text:style-name="P5"><text:span text:style-name="T5">I-8101-PKI 20090311 15:26:32 smartcard20-node1: INFO - Master status shown</text:span> </text:p>
        <text:p text:style-name="P5"/>
        <text:p text:style-name="P1"/>
        <text:h text:style-name="Heading_20_2" text:outline-level="2"><text:bookmark text:name="_1_10_Make_node_2_slave"/>1.10 Make node 2 slave </text:h>
        <text:p text:style-name="P1"/>
        <text:p text:style-name="P1">In /etc/my.cnf set: </text:p>
        <text:p text:style-name="P5"><text:span text:style-name="T5"># Replication Master Server (default)</text:span> </text:p>
        <text:p text:style-name="P5"><text:span text:style-name="T5"># binary logging is required for replication</text:span> </text:p>
        <text:p text:style-name="P5"><text:span text:style-name="T11">log-bin=mysql-bin</text:span> </text:p>
        <text:p text:style-name="P5"/>
        <text:p text:style-name="P5"><text:span text:style-name="T5">But do set server-id = 2</text:span> </text:p>
        <text:p text:style-name="P5"><text:soft-page-break/><text:span text:style-name="T5"># required unique id between 1 and 2^32 - 1</text:span> </text:p>
        <text:p text:style-name="P5"><text:span text:style-name="T5"># defaults to 1 if master-host is not set</text:span> </text:p>
        <text:p text:style-name="P5"><text:span text:style-name="T5"># but will not function as a master if omitted</text:span> </text:p>
        <text:p text:style-name="P5"><text:span text:style-name="T11">server-id = 2</text:span> </text:p>
        <text:p text:style-name="P5"/>
        <text:p text:style-name="P1"/>
        <text:p text:style-name="P1"><text:span text:style-name="T2">Make sure to restart mysql</text:span> </text:p>
        <text:p text:style-name="P5"><text:span text:style-name="T5">smartcard20-node2:/usr/local/syscheck/database-replication # </text:span><text:span text:style-name="T6">/etc/init.d/mysql restart</text:span> </text:p>
        <text:p text:style-name="P5"><text:span text:style-name="T5">Restarting service MySQL</text:span> </text:p>
        <text:p text:style-name="P5"><text:span text:style-name="T5">Shutting down service MySQL done</text:span> </text:p>
        <text:p text:style-name="P5"><text:span text:style-name="T5">Starting service MySQL done</text:span> </text:p>
        <text:p text:style-name="P5"/>
        <text:p text:style-name="P1"/>
        <text:p text:style-name="P1"><text:span text:style-name="T2">Now it's time to start the slave</text:span> </text:p>
        <text:p text:style-name="P5"><text:span text:style-name="T5">smartcard20-node2:/usr/local/syscheck/database-replication # </text:span><text:span text:style-name="T6">./805-make-mysql-server-act-as-slave.sh</text:span> </text:p>
        <text:p text:style-name="P5"><text:span text:style-name="T5">Are you sure you want to make this mysql server act as mysql slave?</text:span> </text:p>
        <text:p text:style-name="P5"><text:span text:style-name="T5">Press enter to continiue, ctrl-c to abort</text:span> </text:p>
        <text:p text:style-name="P5"/>
        <text:p text:style-name="P5"><text:span text:style-name="T5">now you need to run 810-show-mysql-master-status.sh on the master node</text:span> </text:p>
        <text:p text:style-name="P5"><text:span text:style-name="T5">For a first time setup (master has never had a slave) default file='' and pos=4 is the values to use</text:span> </text:p>
        <text:p text:style-name="P5"><text:span text:style-name="T5">then enter File and Position</text:span> </text:p>
        <text:p text:style-name="P5"><text:span text:style-name="T5">Enter Log File default:[]&gt;</text:span> </text:p>
        <text:p text:style-name="P5"><text:span text:style-name="T6">mysql-bin.000001</text:span> </text:p>
        <text:p text:style-name="P5"><text:span text:style-name="T5">Enter Log Pos default:[4]&gt;</text:span> </text:p>
        <text:p text:style-name="P5"><text:span text:style-name="T6">98</text:span> </text:p>
        <text:p text:style-name="P5"><text:span text:style-name="T5">I-8051-PKI 20090312 16:48:09 smartcard20-node2: INFO - Mysql server made to act as a slave</text:span> </text:p>
        <text:p text:style-name="P1">Now unlock the tables from writes </text:p>
        <text:p text:style-name="P6"><text:soft-page-break/><text:span text:style-name="T16">smartcard20-node1:/usr/local/syscheck/database-replication # </text:span><text:span text:style-name="T17">./812-master-node-unlock-tables.sh</text:span> </text:p>
        <text:p text:style-name="P6"><text:span text:style-name="T5">I-8121-PKI 20090326 12:03:58 smartcard20-node1: INFO - Set mysql unlock TABLES ok</text:span> </text:p>
        <text:p text:style-name="P1"/>
        <text:h text:style-name="Heading_20_2" text:outline-level="2"><text:bookmark text:name="_1_11_Verify_replication"/>1.11 Verify replication </text:h>
        <text:p text:style-name="P1"/>
        <text:p text:style-name="P5"><text:span text:style-name="T5">smartcard20-node1:/usr/local/syscheck/database-replication # </text:span><text:span text:style-name="T6">./810-show-mysql-master-status.sh</text:span> </text:p>
        <text:p text:style-name="P5"><text:span text:style-name="T5">File Position Binlog_Do_DB Binlog_Ignore_DB</text:span> </text:p>
        <text:p text:style-name="P5"><text:span text:style-name="T6">mysql-bin.000001 4439</text:span> </text:p>
        <text:p text:style-name="P5"><text:span text:style-name="T5">I-8101-PKI 20090311 16:02:33 smartcard20-node1: INFO - Master status shown</text:span> </text:p>
        <text:p text:style-name="P5"><text:span text:style-name="T5">*************************** 1. row ***************************</text:span> </text:p>
        <text:p text:style-name="P5"><text:span text:style-name="T5">Id: 73</text:span> </text:p>
        <text:p text:style-name="P5"><text:span text:style-name="T5">User: ejbcarep</text:span> </text:p>
        <text:p text:style-name="P5"><text:span text:style-name="T5">Host: 10.15.251.247:6265</text:span> </text:p>
        <text:p text:style-name="P5"><text:span text:style-name="T5">db: NULL</text:span> </text:p>
        <text:p text:style-name="P5"><text:span text:style-name="T5">Command: Binlog Dump</text:span> </text:p>
        <text:p text:style-name="P5"><text:span text:style-name="T5">Time: 1015</text:span> </text:p>
        <text:p text:style-name="P5"><text:span text:style-name="T6">State: Has sent all binlog to slave; waiting for binlog to be updated</text:span> </text:p>
        <text:p text:style-name="P5"><text:span text:style-name="T5">Info: NULL</text:span> </text:p>
        <text:p text:style-name="P5"><text:span text:style-name="T5">*************************** 2. row ***************************</text:span> </text:p>
        <text:p text:style-name="P5"><text:span text:style-name="T5">Id: 88</text:span> </text:p>
        <text:p text:style-name="P5"><text:span text:style-name="T5">User: ejbca</text:span> </text:p>
        <text:p text:style-name="P5"><text:span text:style-name="T5">Host: localhost:24797</text:span> </text:p>
        <text:p text:style-name="P5"><text:span text:style-name="T5">db: ejbca</text:span> </text:p>
        <text:p text:style-name="P5"><text:span text:style-name="T5">Command: Sleep</text:span> </text:p>
        <text:p text:style-name="P5"><text:span text:style-name="T5">Time: 306</text:span> </text:p>
        <text:p text:style-name="P5"><text:span text:style-name="T5">State:</text:span> </text:p>
        <text:p text:style-name="P5"><text:soft-page-break/><text:span text:style-name="T5">Info: NULL</text:span> </text:p>
        <text:p text:style-name="P5"><text:span text:style-name="T5">*************************** 3. row ***************************</text:span> </text:p>
        <text:p text:style-name="P5"><text:span text:style-name="T5">Id: 89</text:span> </text:p>
        <text:p text:style-name="P5"><text:span text:style-name="T5">User: ejbca</text:span> </text:p>
        <text:p text:style-name="P5"><text:span text:style-name="T5">Host: localhost:24798</text:span> </text:p>
        <text:p text:style-name="P5"><text:span text:style-name="T5">db: ejbca</text:span> </text:p>
        <text:p text:style-name="P5"><text:span text:style-name="T5">Command: Sleep</text:span> </text:p>
        <text:p text:style-name="P5"><text:span text:style-name="T5">Time: 306</text:span> </text:p>
        <text:p text:style-name="P5"><text:span text:style-name="T5">State:</text:span> </text:p>
        <text:p text:style-name="P5"><text:span text:style-name="T5">Info: NULL</text:span> </text:p>
        <text:p text:style-name="P5"><text:span text:style-name="T5">*************************** 4. row ***************************</text:span> </text:p>
        <text:p text:style-name="P5"><text:span text:style-name="T5">Id: 90</text:span> </text:p>
        <text:p text:style-name="P5"><text:span text:style-name="T5">User: ejbca</text:span> </text:p>
        <text:p text:style-name="P5"><text:span text:style-name="T5">Host: localhost:24799</text:span> </text:p>
        <text:p text:style-name="P5"><text:span text:style-name="T5">db: ejbca</text:span> </text:p>
        <text:p text:style-name="P5"><text:span text:style-name="T5">Command: Sleep</text:span> </text:p>
        <text:p text:style-name="P5"><text:span text:style-name="T5">Time: 306</text:span> </text:p>
        <text:p text:style-name="P5"><text:span text:style-name="T5">State:</text:span> </text:p>
        <text:p text:style-name="P5"><text:span text:style-name="T5">Info: NULL</text:span> </text:p>
        <text:p text:style-name="P5"><text:span text:style-name="T5">*************************** 5. row ***************************</text:span> </text:p>
        <text:p text:style-name="P5"><text:span text:style-name="T5">Id: 99</text:span> </text:p>
        <text:p text:style-name="P5"><text:span text:style-name="T5">User: ejbca</text:span> </text:p>
        <text:p text:style-name="P5"><text:span text:style-name="T5">Host: localhost:28104</text:span> </text:p>
        <text:p text:style-name="P5"><text:span text:style-name="T5">db: ejbca</text:span> </text:p>
        <text:p text:style-name="P5"><text:span text:style-name="T5">Command: Sleep</text:span> </text:p>
        <text:p text:style-name="P5"><text:span text:style-name="T5">Time: 6</text:span> </text:p>
        <text:p text:style-name="P5"><text:span text:style-name="T5">State:</text:span> </text:p>
        <text:p text:style-name="P5"><text:soft-page-break/><text:span text:style-name="T5">Info: NULL</text:span> </text:p>
        <text:p text:style-name="P5"><text:span text:style-name="T5">*************************** 6. row ***************************</text:span> </text:p>
        <text:p text:style-name="P5"><text:span text:style-name="T5">Id: 100</text:span> </text:p>
        <text:p text:style-name="P5"><text:span text:style-name="T5">User: ejbca</text:span> </text:p>
        <text:p text:style-name="P5"><text:span text:style-name="T5">Host: localhost:28105</text:span> </text:p>
        <text:p text:style-name="P5"><text:span text:style-name="T5">db: ejbca</text:span> </text:p>
        <text:p text:style-name="P5"><text:span text:style-name="T5">Command: Sleep</text:span> </text:p>
        <text:p text:style-name="P5"><text:span text:style-name="T5">Time: 6</text:span> </text:p>
        <text:p text:style-name="P5"><text:span text:style-name="T5">State:</text:span> </text:p>
        <text:p text:style-name="P5"><text:span text:style-name="T5">Info: NULL</text:span> </text:p>
        <text:p text:style-name="P5"><text:span text:style-name="T5">*************************** 7. row ***************************</text:span> </text:p>
        <text:p text:style-name="P5"><text:span text:style-name="T5">Id: 102</text:span> </text:p>
        <text:p text:style-name="P5"><text:span text:style-name="T5">User: root</text:span> </text:p>
        <text:p text:style-name="P5"><text:span text:style-name="T5">Host: localhost</text:span> </text:p>
        <text:p text:style-name="P5"><text:span text:style-name="T5">db: mysql</text:span> </text:p>
        <text:p text:style-name="P5"><text:span text:style-name="T5">Command: Query</text:span> </text:p>
        <text:p text:style-name="P5"><text:span text:style-name="T5">Time: 0</text:span> </text:p>
        <text:p text:style-name="P5"><text:span text:style-name="T5">State: NULL</text:span> </text:p>
        <text:p text:style-name="P5"><text:span text:style-name="T5">Info: SHOW PROCESSLIST</text:span> </text:p>
        <text:p text:style-name="P5"><text:span text:style-name="T5">I-8101-PKI 20090311 16:02:33 smartcard20-node1: INFO - Master status shown</text:span> </text:p>
        <text:p text:style-name="P5"><text:span text:style-name="T5">I-8101-PKI 20090311 16:02:33 smartcard20-node1: INFO - Master status shown</text:span> </text:p>
        <text:p text:style-name="P5"/>
        <text:p text:style-name="P1"/>
        <text:p text:style-name="P1"><text:span text:style-name="T2">Check the slave</text:span> </text:p>
        <text:p text:style-name="P5"><text:span text:style-name="T5">smartcard20-node2:/usr/local/syscheck/database-replication # </text:span><text:span text:style-name="T6">./809-show-mysql-slave-status.sh</text:span> </text:p>
        <text:p text:style-name="P5"><text:span text:style-name="T6">Slave_IO_State Master_Host</text:span><text:span text:style-name="T5"> Master_User Master_Port Connect_Retry </text:span><text:span text:style-name="T6">Master_Log_File Read_Master_Log_Pos </text:span><text:span text:style-name="T5">Relay_Log_File Relay_Log_Pos Relay_Master_Log_File Slave_IO_Running Slave_SQL_Running Replicate_Do_DB Replicate_Ignore_DB Replicate_Do_Table Replicate_Ignore_Table Replicate_Wild_Do_Table Replicate_Wild_Ignore_Table Last_Errno Last_Error Skip_Counter Exec_Master_Log_Pos Relay_Log_Space Until_Condition Until_Log_File Until_Log_Pos</text:span> </text:p>
        <text:p text:style-name="P5"><text:soft-page-break/><text:span text:style-name="T5">Master_SSL_Allowed Master_SSL_CA_File Master_SSL_CA_Path Master_SSL_Cert Master_SSL_Cipher Master_SSL_Key Seconds_Behind_Master</text:span> </text:p>
        <text:p text:style-name="P5"><text:span text:style-name="T11">Waiting for master to send event</text:span><text:span text:style-name="T10"> </text:span><text:span text:style-name="T11">10.15.251.246 </text:span><text:span text:style-name="T10">ejbcarep 3306 60 </text:span><text:span text:style-name="T11">mysql-bin.000001 4439 </text:span><text:span text:style-name="T10">smartcard20-node2-relay-bin.000003 2057 mysql-bin.000001 Yes Yes 0 0</text:span> </text:p>
        <text:p text:style-name="P5"><text:span text:style-name="T5">4439 2057 None 0 No 0</text:span> </text:p>
        <text:p text:style-name="P5"><text:span text:style-name="T5">I-8091-PKI 20090311 16:02:25 smartcard20-node2: INFO - Slave status shown</text:span> </text:p>
        <text:p text:style-name="P5"/>
        <text:p text:style-name="P1"/>
        <text:h text:style-name="Heading_20_1" text:outline-level="1"><text:bookmark text:name="_2_Verification_and_Troublesho"/>2 Verification and Troubleshooting </text:h>
        <text:p text:style-name="P1"/>
        <text:h text:style-name="Heading_20_2" text:outline-level="2"><text:bookmark text:name="_2_1_Check_the_log_file_"/>2.1 Check the log file: </text:h>
        <text:p text:style-name="P5"><text:span text:style-name="T5">smartcard20-node2:/usr/local/syscheck/database-replication # </text:span><text:span text:style-name="T6">less /var/log/mysqld.log</text:span> </text:p>
        <text:p text:style-name="P5"><text:span text:style-name="T5">090311 15:45:37 mysqld ended</text:span> </text:p>
        <text:p text:style-name="P5"/>
        <text:p text:style-name="P5"><text:span text:style-name="T5">090311 15:45:37 mysqld started</text:span> </text:p>
        <text:p text:style-name="P5"><text:span text:style-name="T5">090311 15:45:38 InnoDB: Started; log sequence number 0 43665</text:span> </text:p>
        <text:p text:style-name="P5"><text:span text:style-name="T5">090311 15:45:38 [Warning] Neither --relay-log nor --relay-log-index were used; so replication may break when this MySQL serve</text:span> </text:p>
        <text:p text:style-name="P5"><text:span text:style-name="T5">r acts as a slave and has his hostname changed!! Please use '--relay-log=smartcard20-node2-relay-bin' to avoid this problem.</text:span> </text:p>
        <text:p text:style-name="P5"><text:span text:style-name="T5">090311 15:45:38 [Note] /usr/sbin/mysqld: ready for connections.</text:span> </text:p>
        <text:p text:style-name="P5"><text:span text:style-name="T5">Version: '5.0.26' socket: '/var/lib/mysql/mysql.sock' port: 3306 SUSE MySQL RPM</text:span> </text:p>
        <text:p text:style-name="P5"><text:span text:style-name="T5">090311 15:45:38 [Note] Slave SQL thread initialized, starting replication in log 'mysql-bin.000001' at position 2617, relay l</text:span> </text:p>
        <text:p text:style-name="P5"><text:span text:style-name="T5">og './smartcard20-node2-relay-bin.000001' position: 98</text:span> </text:p>
        <text:p text:style-name="P5"><text:span text:style-name="T5">090311 15:45:38 [Note] Slave I/O thread: connected to master 'ejbcarep@10.15.251.246:3306', replication started in log 'mysq</text:span> </text:p>
        <text:p text:style-name="P5"><text:span text:style-name="T5">l-bin.000001' at position 2617</text:span> </text:p>
        <text:p text:style-name="P5"/>
        <text:p text:style-name="P1"/>
        <text:h text:style-name="Heading_20_2" text:outline-level="2"><text:bookmark text:name="_2_2_Write_to_the_test_table_a"/><text:soft-page-break/>2.2 Write to the test table and verify both servers answers the same number </text:h>
        <text:p text:style-name="P5"><text:span text:style-name="T5">smartcard20-node1:/usr/local/syscheck/database-replication # </text:span><text:span text:style-name="T6">./807-test-table-create-table.sh</text:span> </text:p>
        <text:p text:style-name="P5"><text:span text:style-name="T5">creating the test table:</text:span> </text:p>
        <text:p text:style-name="P5"><text:span text:style-name="T5">smartcard20-node1:/usr/local/syscheck/database-replication # </text:span><text:span text:style-name="T6">./808-test-table-update-and-check-master-and-slave.sh</text:span> </text:p>
        <text:p text:style-name="P5"><text:span text:style-name="T5">cleaning and inserting new val: </text:span><text:span text:style-name="T6">1236784263</text:span> </text:p>
        <text:p text:style-name="P5"><text:span text:style-name="T5">values from 10.15.251.246</text:span> </text:p>
        <text:p text:style-name="P5"><text:span text:style-name="T5">value</text:span> </text:p>
        <text:p text:style-name="P5"><text:span text:style-name="T6">1236784263</text:span> </text:p>
        <text:p text:style-name="P5"><text:span text:style-name="T5">values from 10.15.251.247</text:span> </text:p>
        <text:p text:style-name="P5"><text:span text:style-name="T5">value</text:span> </text:p>
        <text:p text:style-name="P5"><text:span text:style-name="T6">1236784263</text:span> </text:p>
        <text:p text:style-name="P5"/>
        <text:p text:style-name="P1"/>
        <text:h text:style-name="Heading_20_2" text:outline-level="2">2.3 Start jboss</text:h>
        <text:p text:style-name="P1">Set jboss datasource on node1 </text:p>
        <text:p text:style-name="P17">smartcard20-node1:/usr/local/certificate-services/syscheck<text:span text:style-name="T20">/database-replication# </text:span><text:span text:style-name="T3">./806-change-active-mysql-server-in-jboss-datasource.sh node1</text:span></text:p>
        <text:p text:style-name="P31">ejbca-ds.xml in jboss switched host to 10.1.1.10</text:p>
        <text:p text:style-name="P17"><text:span text:style-name="T20">remember to restart jboss when you want the change to take effect</text:span></text:p>
        <text:p text:style-name="P1">Set jboss datasource on node2</text:p>
        <text:p text:style-name="P17">smartcard20-node1:/usr/local/certificate-services/syscheck<text:span text:style-name="T20">/database-replication# </text:span><text:span text:style-name="T3">./806-change-active-mysql-server-in-jboss-datasource.sh node1</text:span></text:p>
        <text:p text:style-name="P31">ejbca-ds.xml in jboss switched host to 10.1.1.10</text:p>
        <text:p text:style-name="P17"><text:span text:style-name="T20">remember to restart jboss when you want the change to take effect</text:span></text:p>
        <text:p text:style-name="P1">Start jboss on node1 </text:p>
        <text:p text:style-name="P17">smartcard20-node1:/usr/local/certificate-services/syscheck/related-enabled# <text:span text:style-name="T3">/etc/init.d/jboss start </text:span></text:p>
        <text:p text:style-name="P17">Starting JBoss using Java from /usr/local/certificate-services/java: Waiting for jboss server to start:......done</text:p>
        <text:p text:style-name="P1">Start jboss on node2</text:p>
        <text:p text:style-name="P17"><text:soft-page-break/>smartcard20-node2:/usr/local/certificate-services/syscheck/related-enabled# <text:span text:style-name="T3">/etc/init.d/jboss start</text:span></text:p>
        <text:p text:style-name="P17">Starting JBoss using Java from /usr/local/certificate-services/java: Waiting for jboss server to start:......done</text:p>
        <text:p text:style-name="P1">Activate CA:s</text:p>
        <text:p text:style-name="P1">Either activate CA:s in EJBCA / The Admin Console or with Syscheck</text:p>
        <text:p text:style-name="Text_20_body">With syscheck you need to config PIN-codes into config/common.conf</text:p>
        <text:p text:style-name="P17">smartcard20-node2:/usr/local/certificate-services/syscheck/related-enabled# <text:span text:style-name="T3"><text:s text:c="2"/>./909_activate_CAs.sh -s</text:span></text:p>
        <text:p text:style-name="P31">Screenonly output:</text:p>
        <text:p text:style-name="P31">Activating CA : <text:s/>eIDCA (./bin/ejbca.sh ca activateca eIDCA 1111)</text:p>
        <text:p text:style-name="P31">Using JBoss JNDI provider...</text:p>
        <text:p text:style-name="P31">I-9091-PKI 20100615 17:27:04 smartcard20.demo: INFO - Activate CA:s run successfully</text:p>
        <text:p text:style-name="P31">Screenonly output:</text:p>
        <text:p text:style-name="P31">Activating CA : <text:s/>eSignCA (./bin/ejbca.sh ca activateca eSignCA 1111)</text:p>
        <text:p text:style-name="P31">Using JBoss JNDI provider...</text:p>
        <text:p text:style-name="P31">I-9091-PKI 20100615 17:27:05 smartcard20.demo: INFO - Activate CA:s run successfully</text:p>
        <text:p text:style-name="P31">Screenonly output:</text:p>
        <text:p text:style-name="P31">Activating CA : <text:s/>MSDomainLogonCA (./bin/ejbca.sh ca activateca MSDomainLogonCA 1111)</text:p>
        <text:p text:style-name="P31">Using JBoss JNDI provider...</text:p>
        <text:p text:style-name="P31">I-9091-PKI 20100615 17:27:07 smartcard20.demo: INFO - Activate CA:s run successfully</text:p>
        <text:p text:style-name="P31">Screenonly output:</text:p>
        <text:p text:style-name="P31">Activating CA : <text:s/>ServerCA (./bin/ejbca.sh ca activateca ServerCA 1111)</text:p>
        <text:p text:style-name="P31">Using JBoss JNDI provider...</text:p>
        <text:p text:style-name="P17"><text:span text:style-name="T20">I-9091-PKI 20100615 17:27:09 smartcard20.demo: INFO - Activate CA:s run successfully</text:span></text:p>
        <text:p text:style-name="P1"/>
        <text:h text:style-name="Heading_20_2" text:outline-level="2"><text:bookmark text:name="_2_3_Use_the_show_master_and_s"/>2.4 Use the show master and show slave scripts </text:h>
        <text:p text:style-name="P1"/>
        <text:p text:style-name="P1"><text:span text:style-name="T2">Run this script on the master!</text:span> </text:p>
        <text:p text:style-name="P5"><text:span text:style-name="T5">smartcard20-node1:/usr/local/syscheck/database-replication # </text:span><text:span text:style-name="T6">./810-show-mysql-master-status.sh</text:span> </text:p>
        <text:p text:style-name="P5"><text:span text:style-name="T5">File Position Binlog_Do_DB Binlog_Ignore_DB</text:span> </text:p>
        <text:p text:style-name="P5"><text:soft-page-break/><text:span text:style-name="T6">mysql-bin.000001 6106</text:span> </text:p>
        <text:p text:style-name="P5"><text:span text:style-name="T5">I-8101-PKI 20090311 16:22:44 smartcard20-node1: INFO - Master status shown</text:span> </text:p>
        <text:p text:style-name="P5"><text:span text:style-name="T5">*************************** 1. row ***************************</text:span> </text:p>
        <text:p text:style-name="P5"><text:span text:style-name="T5">Id: 73</text:span> </text:p>
        <text:p text:style-name="P5"><text:span text:style-name="T5">User: ejbcarep</text:span> </text:p>
        <text:p text:style-name="P5"><text:span text:style-name="T5">Host: 10.15.251.247:6265</text:span> </text:p>
        <text:p text:style-name="P5"><text:span text:style-name="T5">db: NULL</text:span> </text:p>
        <text:p text:style-name="P5"><text:span text:style-name="T5">Command: Binlog Dump</text:span> </text:p>
        <text:p text:style-name="P5"><text:span text:style-name="T5">Time: 2226</text:span> </text:p>
        <text:p text:style-name="P5"><text:span text:style-name="T6">State: Has sent all binlog to slave; waiting for binlog to be updated</text:span> </text:p>
        <text:p text:style-name="P5"><text:span text:style-name="T5">Info: NULL</text:span> </text:p>
        <text:p text:style-name="P5"><text:span text:style-name="T5">*************************** 2. row ***************************</text:span> </text:p>
        <text:p text:style-name="P5"><text:span text:style-name="T5">Id: 141</text:span> </text:p>
        <text:p text:style-name="P5"><text:span text:style-name="T5">User: ejbca</text:span> </text:p>
        <text:p text:style-name="P5"><text:span text:style-name="T5">Host: localhost:27370</text:span> </text:p>
        <text:p text:style-name="P5"><text:span text:style-name="T5">db: ejbca</text:span> </text:p>
        <text:p text:style-name="P5"><text:span text:style-name="T5">Command: Sleep</text:span> </text:p>
        <text:p text:style-name="P5"><text:span text:style-name="T5">Time: 317</text:span> </text:p>
        <text:p text:style-name="P5"><text:span text:style-name="T5">State:</text:span> </text:p>
        <text:p text:style-name="P5"><text:span text:style-name="T5">Info: NULL</text:span> </text:p>
        <text:p text:style-name="P5"><text:span text:style-name="T5">*************************** 3. row ***************************</text:span> </text:p>
        <text:p text:style-name="P5"><text:span text:style-name="T5">Id: 142</text:span> </text:p>
        <text:p text:style-name="P5"><text:span text:style-name="T5">User: ejbca</text:span> </text:p>
        <text:p text:style-name="P5"><text:span text:style-name="T5">Host: localhost:27371</text:span> </text:p>
        <text:p text:style-name="P5"><text:span text:style-name="T5">db: ejbca</text:span> </text:p>
        <text:p text:style-name="P5"><text:span text:style-name="T5">Command: Sleep</text:span> </text:p>
        <text:p text:style-name="P5"><text:span text:style-name="T5">Time: 317</text:span> </text:p>
        <text:p text:style-name="P5"><text:soft-page-break/><text:span text:style-name="T5">State:</text:span> </text:p>
        <text:p text:style-name="P5"><text:span text:style-name="T5">Info: NULL</text:span> </text:p>
        <text:p text:style-name="P5"><text:span text:style-name="T5">*************************** 4. row ***************************</text:span> </text:p>
        <text:p text:style-name="P5"><text:span text:style-name="T5">Id: 143</text:span> </text:p>
        <text:p text:style-name="P5"><text:span text:style-name="T5">User: ejbca</text:span> </text:p>
        <text:p text:style-name="P5"><text:span text:style-name="T5">Host: localhost:27372</text:span> </text:p>
        <text:p text:style-name="P5"><text:span text:style-name="T5">db: ejbca</text:span> </text:p>
        <text:p text:style-name="P5"><text:span text:style-name="T5">Command: Sleep</text:span> </text:p>
        <text:p text:style-name="P5"><text:span text:style-name="T5">Time: 167</text:span> </text:p>
        <text:p text:style-name="P5"><text:span text:style-name="T5">State:</text:span> </text:p>
        <text:p text:style-name="P5"><text:span text:style-name="T5">Info: NULL</text:span> </text:p>
        <text:p text:style-name="P5"><text:span text:style-name="T5">*************************** 5. row ***************************</text:span> </text:p>
        <text:p text:style-name="P5"><text:span text:style-name="T5">Id: 144</text:span> </text:p>
        <text:p text:style-name="P5"><text:span text:style-name="T5">User: ejbca</text:span> </text:p>
        <text:p text:style-name="P5"><text:span text:style-name="T5">Host: localhost:27373</text:span> </text:p>
        <text:p text:style-name="P5"><text:span text:style-name="T5">db: ejbca</text:span> </text:p>
        <text:p text:style-name="P5"><text:span text:style-name="T5">Command: Sleep</text:span> </text:p>
        <text:p text:style-name="P5"><text:span text:style-name="T5">Time: 167</text:span> </text:p>
        <text:p text:style-name="P5"><text:span text:style-name="T5">State:</text:span> </text:p>
        <text:p text:style-name="P5"><text:span text:style-name="T5">Info: NULL</text:span> </text:p>
        <text:p text:style-name="P5"><text:span text:style-name="T5">*************************** 6. row ***************************</text:span> </text:p>
        <text:p text:style-name="P5"><text:span text:style-name="T5">Id: 145</text:span> </text:p>
        <text:p text:style-name="P5"><text:span text:style-name="T5">User: ejbca</text:span> </text:p>
        <text:p text:style-name="P5"><text:span text:style-name="T5">Host: localhost:27374</text:span> </text:p>
        <text:p text:style-name="P5"><text:span text:style-name="T5">db: ejbca</text:span> </text:p>
        <text:p text:style-name="P5"><text:span text:style-name="T5">Command: Sleep</text:span> </text:p>
        <text:p text:style-name="P5"><text:span text:style-name="T5">Time: 167</text:span> </text:p>
        <text:p text:style-name="P5"><text:soft-page-break/><text:span text:style-name="T5">State:</text:span> </text:p>
        <text:p text:style-name="P5"><text:span text:style-name="T5">Info: NULL</text:span> </text:p>
        <text:p text:style-name="P5"><text:span text:style-name="T5">*************************** 7. row ***************************</text:span> </text:p>
        <text:p text:style-name="P5"><text:span text:style-name="T5">Id: 148</text:span> </text:p>
        <text:p text:style-name="P5"><text:span text:style-name="T5">User: root</text:span> </text:p>
        <text:p text:style-name="P5"><text:span text:style-name="T5">Host: localhost</text:span> </text:p>
        <text:p text:style-name="P5"><text:span text:style-name="T5">db: mysql</text:span> </text:p>
        <text:p text:style-name="P5"><text:span text:style-name="T5">Command: Query</text:span> </text:p>
        <text:p text:style-name="P5"><text:span text:style-name="T5">Time: 0</text:span> </text:p>
        <text:p text:style-name="P5"><text:span text:style-name="T5">State: NULL</text:span> </text:p>
        <text:p text:style-name="P5"><text:span text:style-name="T5">Info: SHOW PROCESSLIST</text:span> </text:p>
        <text:p text:style-name="P5"><text:span text:style-name="T5">I-8101-PKI 20090311 16:22:44 smartcard20-node1: INFO - Master status shown</text:span> </text:p>
        <text:p text:style-name="P5"><text:span text:style-name="T5">I-8101-PKI 20090311 16:22:44 smartcard20-node1: INFO - Master status shown</text:span> </text:p>
        <text:p text:style-name="P5"/>
        <text:p text:style-name="P1"><text:span text:style-name="T2">It’s important the master show status says:</text:span> </text:p>
        <text:p text:style-name="P1"><text:span text:style-name="T2">State: Has sent all binlog to slave; waiting for binlog to be updated</text:span> </text:p>
        <text:p text:style-name="P1"/>
        <text:p text:style-name="P1"><text:span text:style-name="T2">And then compare the logfilename and log_pos with slave show status</text:span> </text:p>
        <text:p text:style-name="P1"/>
        <text:p text:style-name="P1"/>
        <text:p text:style-name="P1"><text:span text:style-name="T2">Run this script on the slave!</text:span> </text:p>
        <text:p text:style-name="P5"><text:span text:style-name="T5">smartcard20-node2:/usr/local/syscheck/database-replication # </text:span><text:span text:style-name="T6">./809-show-mysql-slave-status.sh</text:span> </text:p>
        <text:p text:style-name="P5"><text:span text:style-name="T6">Slave_IO_State Master_Host </text:span><text:span text:style-name="T5">Master_User Master_Port Connect_Retry </text:span><text:span text:style-name="T6">Master_Log_File Read_Master_Log_Pos </text:span><text:span text:style-name="T5">Relay_Log_File Relay_Log_Pos Relay_Master_Log_File Slave_IO_Running Slave_SQL_Running Replicate_Do_DB Replicate_Ignore_DB Replicate_Do_Table Replicate_Ignore_Table Replicate_Wild_Do_Table Replicate_Wild_Ignore_Table Last_Errno Last_Error Skip_Counter Exec_Master_Log_Pos Relay_Log_Space Until_Condition Until_Log_File Until_Log_Pos</text:span> </text:p>
        <text:p text:style-name="P5"><text:span text:style-name="T5">Master_SSL_Allowed Master_SSL_CA_File Master_SSL_CA_Path Master_SSL_Cert Master_SSL_Cipher Master_SSL_Key Seconds_Behind_Master</text:span> </text:p>
        <text:p text:style-name="P5"><text:span text:style-name="T6">Waiting for master to send event 10.15.251.246 </text:span><text:span text:style-name="T5">ejbcarep 3306 60 </text:span><text:span text:style-name="T6">mysql-bin.000001 6106</text:span><text:span text:style-name="T5"> smartcard20-node2-relay-bin.000003 3724 mysql-bin.000001 </text:span><text:span text:style-name="T10">Yes </text:span><text:span text:style-name="T5">Yes 0 0</text:span> </text:p>
        <text:p text:style-name="P5"><text:soft-page-break/><text:span text:style-name="T5">6106 3724 None 0 No 0</text:span> </text:p>
        <text:p text:style-name="P5"><text:span text:style-name="T5">I-8091-PKI 20090311 16:23:24 smartcard20-node2: INFO - Slave status shown</text:span> </text:p>
        <text:p text:style-name="P5"/>
        <text:p text:style-name="P1">Here it’s important the slave states it waits for master to send updates, has the right ip to the master and the same Logfilename and log_pos is the same as master show status shows. </text:p>
        <text:p text:style-name="P1"/>
        <text:p text:style-name="P1">Verify the VIP configuration in config/common.conf</text:p>
        <text:p text:style-name="P1">Check the interface name of the host:s ipaddress</text:p>
        <text:p text:style-name="P1"/>
        <text:p text:style-name="P16"># ifconfig</text:p>
        <text:p text:style-name="P16"><text:span text:style-name="T3">eth0</text:span> <text:s text:c="5"/>Link encap:Ethernet <text:s/>HWaddr 00:0c:29:c2:1d:f9 <text:s/></text:p>
        <text:p text:style-name="P16"><text:s text:c="10"/>inet addr:<text:span text:style-name="T3">192.168.31.146</text:span> <text:s/>Bcast:192.168.31.255 <text:s/>Mask:255.255.255.0</text:p>
        <text:p text:style-name="P16"><text:s text:c="10"/>inet6 addr: fe80::20c:29ff:fec2:1df9/64 Scope:Link</text:p>
        <text:p text:style-name="P16"><text:s text:c="10"/>UP BROADCAST RUNNING MULTICAST <text:s/>MTU:1500 <text:s/>Metric:1</text:p>
        <text:p text:style-name="P16"><text:s text:c="10"/>RX packets:39796 errors:0 dropped:0 overruns:0 frame:0</text:p>
        <text:p text:style-name="P16"><text:s text:c="10"/>TX packets:58761 errors:0 dropped:0 overruns:0 carrier:0</text:p>
        <text:p text:style-name="P16"><text:s text:c="10"/>collisions:0 txqueuelen:1000 </text:p>
        <text:p text:style-name="P16"><text:s text:c="10"/>RX bytes:2834743 (2.7 MiB) <text:s/>TX bytes:41442017 (39.5 MiB)</text:p>
        <text:p text:style-name="P16"><text:s text:c="10"/>Interrupt:19 Base address:0x2000 </text:p>
        <text:p text:style-name="P16"/>
        <text:p text:style-name="P16">eth0:0 <text:s text:c="3"/>Link encap:Ethernet <text:s/>HWaddr 00:0c:29:c2:1d:f9 <text:s/></text:p>
        <text:p text:style-name="P16"><text:s text:c="10"/>inet addr:192.168.0.10 <text:s/>Bcast:192.168.0.255 <text:s/>Mask:255.255.255.0</text:p>
        <text:p text:style-name="P16"><text:s text:c="10"/>UP BROADCAST RUNNING MULTICAST <text:s/>MTU:1500 <text:s/>Metric:1</text:p>
        <text:p text:style-name="P16"><text:s text:c="10"/>Interrupt:19 Base address:0x2000 </text:p>
        <text:p text:style-name="P16"/>
        <text:p text:style-name="P1">Verify the interface set in config/common.conf</text:p>
        <text:p text:style-name="P16">IF_VIRTUAL="eth0:0"</text:p>
        <text:p text:style-name="Text_20_body">test the activate / deactivate scripts</text:p>
        <text:p text:style-name="Text_20_body"/>
        <text:p text:style-name="P1">remove VIP from node1</text:p>
        <text:p text:style-name="P5"><text:soft-page-break/><text:span text:style-name="T5">smartcard20-node1:/usr/local/syscheck/related-enabled # </text:span><text:span text:style-name="T9">./912_deactivate_VIP.sh -s</text:span></text:p>
        <text:p text:style-name="P8">I-9123-PKI 20100615 17:42:05 smartcard20-node1: INFO - While deactivating, the VIP was already NOT active on this host</text:p>
        <text:p text:style-name="P1">Activate VIP on node1 again</text:p>
        <text:p text:style-name="P30">smartcard20-node1:/usr/local/certificate-services/syscheck/related-enabled# <text:span text:style-name="T3">./911_activate_VIP.sh -s </text:span></text:p>
        <text:p text:style-name="P30">I-9111-PKI 20100615 17:44:22 smartcard20-node1: INFO - Activate VIP run successfully</text:p>
        <text:p text:style-name="P1"/>
        <text:h text:style-name="Heading_20_1" text:outline-level="1"><text:bookmark text:name="_3_Fail_over_and_fail_back"/>3 Fail over and fail back </text:h>
        <text:h text:style-name="Heading_20_2" text:outline-level="2"><text:bookmark text:name="_3_1_Fail_over_make_the_slave_"/>3.1 Fail over, make the slave master </text:h>
        <text:p text:style-name="P1">Master has problems, thus we need to make the slave accept updates i.e. make it mysql master </text:p>
        <text:p text:style-name="P1"/>
        <text:p text:style-name="P1">To simulate master problems just shut it down </text:p>
        <text:p text:style-name="P8">smartcard20-node1:/usr/local/syscheck/database-replication # <text:span text:style-name="T3">/etc/init.d/mysql stop</text:span></text:p>
        <text:p text:style-name="Text_20_body">Also shut down jboss on both nodes</text:p>
        <text:p text:style-name="P5"><text:span text:style-name="T5">smartcard20-node1:/usr/local/syscheck/database-replication # </text:span><text:span text:style-name="T7">/etc/init.d/jboss stop </text:span></text:p>
        <text:p text:style-name="P8">smartcard20-node2:/usr/local/syscheck/database-replication # <text:span text:style-name="T3">/etc/init.d/jboss stop</text:span></text:p>
        <text:p text:style-name="P1"/>
        <text:p text:style-name="P1">Slave now shows it can't connect to master: </text:p>
        <text:p text:style-name="P5"><text:span text:style-name="T5">smartcard20-node2:/usr/local/syscheck/database-replication # </text:span><text:span text:style-name="T6">./809-show-mysql-slave-status.sh</text:span> </text:p>
        <text:p text:style-name="P5"><text:span text:style-name="T5">Slave_IO_State Master_Host Master_User Master_Port Connect_Retry Master_Log_File Read_Master_Log_Pos Relay_Log_File Relay_Log_Pos Relay_Master_Log_File Slave_IO_Running Slave_SQL_Running Replicate_Do_DB Replicate_Ignore_DB Replicate_Do_Table Replicate_Ignore_Table Replicate_Wild_Do_Table Replicate_Wild_Ignore_Table Last_Errno Last_Error Skip_Counter Exec_Master_Log_Pos Relay_Log_Space Until_Condition Until_Log_File Until_Log_Pos</text:span> </text:p>
        <text:p text:style-name="P5"><text:span text:style-name="T5">Master_SSL_Allowed Master_SSL_CA_File Master_SSL_CA_Path Master_SSL_Cert Master_SSL_Cipher Master_SSL_Key </text:span><text:span text:style-name="T5">Seconds_Behind_Master</text:span> </text:p>
        <text:p text:style-name="P5"><text:span text:style-name="T6">Reconnecting after a failed master event read 10.15.251.246 </text:span><text:span text:style-name="T5">ejbcarep 3306 60 mysql-bin.000001 822 smartcard20-node2-relay-bin.000002 235 mysql-bin.000001 No Yes 0</text:span> </text:p>
        <text:p text:style-name="P5"><text:span text:style-name="T5">0 822 235 None 0 No NULL</text:span> </text:p>
        <text:p text:style-name="P5"><text:span text:style-name="T5">I-8091-PKI 20090312 16:33:15 smartcard20-node2: INFO - Slave status shown</text:span> </text:p>
        <text:p text:style-name="P5"/>
        <text:p text:style-name="P1"><text:soft-page-break/></text:p>
        <text:p text:style-name="P1"><text:span text:style-name="T2">Now make this node take the role of mysql master</text:span> </text:p>
        <text:p text:style-name="P5"><text:span text:style-name="T5">smartcard20-node2:/usr/local/syscheck/database-replication # </text:span><text:span text:style-name="T6">./804-make-mysql-server-act-as-master.sh</text:span> </text:p>
        <text:p text:style-name="P5"><text:span text:style-name="T5">Are you sure you want to make this mysql server act as mysql master?</text:span> </text:p>
        <text:p text:style-name="P5"><text:span text:style-name="T5">Press enter to continiue, ctrl-c to abort</text:span> </text:p>
        <text:p text:style-name="P5"/>
        <text:p text:style-name="P5"><text:span text:style-name="T5">I-8041-PKI 20090312 16:34:20 smartcard20-node2: INFO - Mysql server made to act as a master</text:span> </text:p>
        <text:p text:style-name="P5"/>
        <text:p text:style-name="P1"/>
        <text:p text:style-name="P4">Check the master status </text:p>
        <text:p text:style-name="P5"><text:span text:style-name="T5">smartcard20-node2:/usr/local/syscheck/database-replication # </text:span><text:span text:style-name="T6">./810-show-mysql-master-status.sh</text:span> </text:p>
        <text:p text:style-name="P5"><text:span text:style-name="T5">File Position Binlog_Do_DB Binlog_Ignore_DB</text:span> </text:p>
        <text:p text:style-name="P5"><text:span text:style-name="T6">mysql-bin.000001 98</text:span> </text:p>
        <text:p text:style-name="P5"><text:span text:style-name="T5">I-8101-PKI 20090312 16:34:35 smartcard20-node2: INFO - Master status shown</text:span> </text:p>
        <text:p text:style-name="P5"><text:span text:style-name="T5">*************************** 1. row ***************************</text:span> </text:p>
        <text:p text:style-name="P5"><text:span text:style-name="T5">Id: 64</text:span> </text:p>
        <text:p text:style-name="P5"><text:span text:style-name="T5">User: ejbca</text:span> </text:p>
        <text:p text:style-name="P5"><text:span text:style-name="T5">Host: smartcard20-node2.a-intra.fmv.se:23152</text:span> </text:p>
        <text:p text:style-name="P5"><text:span text:style-name="T5">db: ejbca</text:span> </text:p>
        <text:p text:style-name="P5"><text:span text:style-name="T5">Command: Sleep</text:span> </text:p>
        <text:p text:style-name="P5"><text:span text:style-name="T5">Time: 313</text:span> </text:p>
        <text:p text:style-name="P5"><text:span text:style-name="T5">State:</text:span> </text:p>
        <text:p text:style-name="P5"><text:span text:style-name="T5">Info: NULL</text:span> </text:p>
        <text:p text:style-name="P5"><text:span text:style-name="T5">*************************** 2. row ***************************</text:span> </text:p>
        <text:p text:style-name="P5"><text:span text:style-name="T5">Id: 65</text:span> </text:p>
        <text:p text:style-name="P5"><text:span text:style-name="T5">User: ejbca</text:span> </text:p>
        <text:p text:style-name="P5"><text:span text:style-name="T5">Host: smartcard20-node2.a-intra.fmv.se:23153</text:span> </text:p>
        <text:p text:style-name="P5"><text:soft-page-break/><text:span text:style-name="T5">db: ejbca</text:span> </text:p>
        <text:p text:style-name="P5"><text:span text:style-name="T5">Command: Sleep</text:span> </text:p>
        <text:p text:style-name="P5"><text:span text:style-name="T5">Time: 313</text:span> </text:p>
        <text:p text:style-name="P5"><text:span text:style-name="T5">State:</text:span> </text:p>
        <text:p text:style-name="P5"><text:span text:style-name="T5">Info: NULL</text:span> </text:p>
        <text:p text:style-name="P5"><text:span text:style-name="T5">*************************** 3. row ***************************</text:span> </text:p>
        <text:p text:style-name="P5"><text:span text:style-name="T5">Id: 66</text:span> </text:p>
        <text:p text:style-name="P5"><text:span text:style-name="T5">User: ejbca</text:span> </text:p>
        <text:p text:style-name="P5"><text:span text:style-name="T5">Host: smartcard20-node2.a-intra.fmv.se:21656</text:span> </text:p>
        <text:p text:style-name="P5"><text:span text:style-name="T5">db: ejbca</text:span> </text:p>
        <text:p text:style-name="P5"><text:span text:style-name="T5">Command: Sleep</text:span> </text:p>
        <text:p text:style-name="P5"><text:span text:style-name="T5">Time: 163</text:span> </text:p>
        <text:p text:style-name="P5"><text:span text:style-name="T5">State:</text:span> </text:p>
        <text:p text:style-name="P5"><text:span text:style-name="T5">Info: NULL</text:span> </text:p>
        <text:p text:style-name="P5"><text:span text:style-name="T5">*************************** 4. row ***************************</text:span> </text:p>
        <text:p text:style-name="P5"><text:span text:style-name="T5">Id: 67</text:span> </text:p>
        <text:p text:style-name="P5"><text:span text:style-name="T5">User: ejbca</text:span> </text:p>
        <text:p text:style-name="P5"><text:span text:style-name="T5">Host: smartcard20-node2.a-intra.fmv.se:21657</text:span> </text:p>
        <text:p text:style-name="P5"><text:span text:style-name="T5">db: ejbca</text:span> </text:p>
        <text:p text:style-name="P5"><text:span text:style-name="T5">Command: Sleep</text:span> </text:p>
        <text:p text:style-name="P5"><text:span text:style-name="T5">Time: 163</text:span> </text:p>
        <text:p text:style-name="P5"><text:span text:style-name="T5">State:</text:span> </text:p>
        <text:p text:style-name="P5"><text:span text:style-name="T5">Info: NULL</text:span> </text:p>
        <text:p text:style-name="P5"><text:span text:style-name="T5">*************************** 5. row ***************************</text:span> </text:p>
        <text:p text:style-name="P5"><text:span text:style-name="T5">Id: 70</text:span> </text:p>
        <text:p text:style-name="P5"><text:span text:style-name="T5">User: ejbca</text:span> </text:p>
        <text:p text:style-name="P5"><text:span text:style-name="T5">Host: smartcard20-node2.a-intra.fmv.se:21660</text:span> </text:p>
        <text:p text:style-name="P5"><text:soft-page-break/><text:span text:style-name="T5">db: ejbca</text:span> </text:p>
        <text:p text:style-name="P5"><text:span text:style-name="T5">Command: Sleep</text:span> </text:p>
        <text:p text:style-name="P5"><text:span text:style-name="T5">Time: 13</text:span> </text:p>
        <text:p text:style-name="P5"><text:span text:style-name="T5">State:</text:span> </text:p>
        <text:p text:style-name="P5"><text:span text:style-name="T5">Info: NULL</text:span> </text:p>
        <text:p text:style-name="P5"><text:span text:style-name="T5">*************************** 6. row ***************************</text:span> </text:p>
        <text:p text:style-name="P5"><text:span text:style-name="T5">Id: 73</text:span> </text:p>
        <text:p text:style-name="P5"><text:span text:style-name="T5">User: root</text:span> </text:p>
        <text:p text:style-name="P5"><text:span text:style-name="T5">Host: localhost</text:span> </text:p>
        <text:p text:style-name="P5"><text:span text:style-name="T5">db: mysql</text:span> </text:p>
        <text:p text:style-name="P5"><text:span text:style-name="T5">Command: Query</text:span> </text:p>
        <text:p text:style-name="P5"><text:span text:style-name="T5">Time: 0</text:span> </text:p>
        <text:p text:style-name="P5"><text:span text:style-name="T5">State: NULL</text:span> </text:p>
        <text:p text:style-name="P5"><text:span text:style-name="T5">Info: SHOW PROCESSLIST</text:span> </text:p>
        <text:p text:style-name="P5"><text:span text:style-name="T5">I-8101-PKI 20090312 16:34:35 smartcard20-node2: INFO - Master status shown</text:span> </text:p>
        <text:p text:style-name="P5"><text:span text:style-name="T5">I-8101-PKI 20090312 16:34:35 smartcard20-node2: INFO - Master status shown</text:span> </text:p>
        <text:p text:style-name="P5"/>
        <text:p text:style-name="P1"><text:span text:style-name="T2">Since there is no slave we wont see that process in the list!</text:span> </text:p>
        <text:p text:style-name="P1"/>
        <text:p text:style-name="P1">Failover VIP , remove VIP from node1</text:p>
        <text:p text:style-name="P5"><text:span text:style-name="T5">smartcard20-node1:/usr/local/syscheck/related-enabled # </text:span><text:span text:style-name="T9">./912_deactivate_VIP.sh -s</text:span></text:p>
        <text:p text:style-name="P8">I-9123-PKI 20100615 17:42:05 smartcard20.demo: INFO - While deactivating, the VIP was already NOT active on this host</text:p>
        <text:p text:style-name="P1">Activate VIP on node2</text:p>
        <text:p text:style-name="P30">smartcard20:/usr/local/certificate-services/syscheck/related-enabled# <text:span text:style-name="T3">./911_activate_VIP.sh -s </text:span></text:p>
        <text:p text:style-name="P30">I-9111-PKI 20100615 17:44:22 smartcard20.demo: INFO - Activate VIP run successfully</text:p>
        <text:p text:style-name="P1">Failover jboss datasource configuration on node2 </text:p>
        <text:p text:style-name="P5"><text:span text:style-name="T5">smartcard20-node2:/usr/local/syscheck/database-replication # </text:span><text:span text:style-name="T23">./806-change-active-mysql-server-in-jboss-datasource.sh node2</text:span></text:p>
        <text:p text:style-name="P31"><text:soft-page-break/>ejbca-ds.xml in jboss switched host to 10.1.1.11</text:p>
        <text:p text:style-name="P16"><text:span text:style-name="T20">remember to restart jboss when you want the change to take effect</text:span></text:p>
        <text:p text:style-name="P5"/>
        <text:p text:style-name="P1"/>
        <text:h text:style-name="Heading_20_2" text:outline-level="2"><text:bookmark text:name="_3_2_Fail_back_make_the_old_ma"/>3.2 Fail-back, make the old master master again </text:h>
        <text:p text:style-name="P1"/>
        <text:p text:style-name="P1">First we need to lock the tables from writes on node2</text:p>
        <text:p text:style-name="P6"><text:span text:style-name="T16">smartcard20-node2:/usr/local/syscheck/database-replication # </text:span><text:span text:style-name="T17">./811-master-node-flush-tables-with-read-lock.sh</text:span> </text:p>
        <text:p text:style-name="P6"><text:span text:style-name="T5">I-8111-PKI 20090326 12:03:58 smartcard20-node2: INFO - Set mysql FLUSH TABLES WITH READ LOCK ok</text:span> </text:p>
        <text:p text:style-name="P1"/>
        <text:p text:style-name="P1">Shutdown jboss on node1</text:p>
        <text:p text:style-name="P6"><text:span text:style-name="T5">smartcard20-node1:/usr/local/syscheck/related-enabled # </text:span><text:span text:style-name="T7">/etc/init.d/jboss stop</text:span></text:p>
        <text:p text:style-name="P14"/>
        <text:p text:style-name="P1">Shutdown jboss on node2</text:p>
        <text:p text:style-name="P6"><text:span text:style-name="T5">smartcard20-node2:/usr/local/syscheck/related-enabled # </text:span><text:span text:style-name="T7">/etc/init.d/jboss stop</text:span></text:p>
        <text:p text:style-name="P14"/>
        <text:p text:style-name="P1">Make a backup of the data at node2</text:p>
        <text:p text:style-name="P5"><text:span text:style-name="T5">smartcard20-node2:/usr/local/syscheck/related-enabled # </text:span><text:span text:style-name="T6">./904_make_mysql_db_backup.sh -s</text:span> </text:p>
        <text:p text:style-name="P5"><text:span text:style-name="T5">I-9041-PKI 20090312 16:44:14 smartcard20-node2: INFO - Backed up db ok (file:/backup/mysql/ejbcabackup-2009-03-12_16.44.14.sql.gz)</text:span> </text:p>
        <text:p text:style-name="P1">transfer backup it to node1 </text:p>
        <text:p text:style-name="P5"><text:span text:style-name="T5">smartcard20-node2:/usr/local/syscheck/related-enabled # </text:span><text:span text:style-name="T6">./906_ssh-copy-to-remote-machine.sh -s /backup/mysql/ejbcabackup-2009-03-12_16.44.14.sql.gz smartcard20-node1 /home/jboss jboss /home/jboss/.ssh/id_rsa</text:span> </text:p>
        <text:p text:style-name="P5"><text:span text:style-name="T5">I-9061-PKI 20090312 16:44:39 smartcard20-node2: INFO - file transfered ok</text:span> </text:p>
        <text:p text:style-name="P5"/>
        <text:p text:style-name="P1"/>
        <text:p text:style-name="P1">At node1 start the database server (if it was off during recovering the server)</text:p>
        <text:p text:style-name="P6"><text:span text:style-name="T16">username@smartcard20-node1:/usr/local/syscheck-1_5_0/related-enabled&gt; </text:span><text:span text:style-name="T17">sudo /etc/init.d/mysql start</text:span></text:p>
        <text:p text:style-name="P1"><text:soft-page-break/>At node1 restore the database </text:p>
        <text:p text:style-name="P6"><text:span text:style-name="T16">username@smartcard20-node1:/usr/local/syscheck-1_5_0/related-enabled&gt; </text:span><text:span text:style-name="T17">sudo ./920_restore_mysql_db_from_backup.sh</text:span><text:span text:style-name="T16"> </text:span><text:span text:style-name="T17">-s /home/jboss/ejbcabackup-2009-03-27_11.09.08.sql.gz</text:span> </text:p>
        <text:p text:style-name="P15">enter 'im-really-sure' (without the '-') to continiue or ctrl-c to abort</text:p>
        <text:p text:style-name="P14">im really sure</text:p>
        <text:p text:style-name="P6"><text:span text:style-name="T5">now we'll backup the current database before we restore the one you specified</text:span> </text:p>
        <text:p text:style-name="P6"><text:span text:style-name="T5">I-9041-PKI 20090327 11:09:46 sles20sp2-2: INFO - Backed up db ok (file:/backup/mysql/ejbcabackup-2009-03-27_11.09.46.sql.gz)</text:span> </text:p>
        <text:p text:style-name="P6"><text:span text:style-name="T5">restoring the db from /backup/mysql/ejbcabackup-2009-03-27_11.09.08.sql.gz</text:span> </text:p>
        <text:p text:style-name="P6"><text:span text:style-name="T5">I-9202-PKI 20090327 11:09:47 sles20sp2-2: INFO - Restored the db from file (/backup/mysql/ejbcabackup-2009-03-27_11.09.08.sql.gz)</text:span> </text:p>
        <text:p text:style-name="P1"><text:span text:style-name="T2">Now lets make the old master master again</text:span> </text:p>
        <text:p text:style-name="P5"><text:span text:style-name="T5">smartcard20-node1:/usr/local/syscheck/database-replication # .</text:span><text:span text:style-name="T6">/804-make-mysql-server-act-as-master.sh</text:span> </text:p>
        <text:p text:style-name="P7">Are you sure you want to make this mysql server act as mysql master?</text:p>
        <text:p text:style-name="P7">enter 'im-really-sure' (without the '-') to continiue or ctrl-c to abort</text:p>
        <text:p text:style-name="P13">im really sure</text:p>
        <text:p text:style-name="P5"><text:span text:style-name="T5">I-8041-PKI 20090312 16:47:00 smartcard20-node1: INFO - Mysql server made to act as a master</text:span> </text:p>
        <text:p text:style-name="Text_20_body"/>
        <text:p text:style-name="Text_20_body">Check mysql master status</text:p>
        <text:p text:style-name="P5"><text:span text:style-name="T5">smartcard20-node1:/usr/local/syscheck/database-replication # </text:span><text:span text:style-name="T6">./810-show-mysql-master-status.sh</text:span> </text:p>
        <text:p text:style-name="P5"><text:span text:style-name="T5">File Position Binlog_Do_DB Binlog_Ignore_DB</text:span> </text:p>
        <text:p text:style-name="P5"><text:span text:style-name="T6">mysql-bin.000001 98</text:span> </text:p>
        <text:p text:style-name="P5"><text:span text:style-name="T5">I-8101-PKI 20090312 16:47:08 smartcard20-node1: INFO - Master status shown</text:span> </text:p>
        <text:p text:style-name="P5"><text:span text:style-name="T5">*************************** 1. row ***************************</text:span> </text:p>
        <text:p text:style-name="P5"><text:span text:style-name="T5">Id: 5</text:span> </text:p>
        <text:p text:style-name="P5"><text:span text:style-name="T5">User: root</text:span> </text:p>
        <text:p text:style-name="P5"><text:span text:style-name="T5">Host: localhost</text:span> </text:p>
        <text:p text:style-name="P5"><text:span text:style-name="T5">db: mysql</text:span> </text:p>
        <text:p text:style-name="P5"><text:span text:style-name="T5">Command: Query</text:span> </text:p>
        <text:p text:style-name="P5"><text:span text:style-name="T5">Time: 0</text:span> </text:p>
        <text:p text:style-name="P5"><text:soft-page-break/><text:span text:style-name="T5">State: NULL</text:span> </text:p>
        <text:p text:style-name="P5"><text:span text:style-name="T5">Info: SHOW PROCESSLIST</text:span> </text:p>
        <text:p text:style-name="P5"><text:span text:style-name="T5">I-8101-PKI 20090312 16:47:08 smartcard20-node1: INFO - Master status shown</text:span> </text:p>
        <text:p text:style-name="P5"><text:span text:style-name="T5">I-8101-PKI 20090312 16:47:08 smartcard20-node1: INFO - Master status shown</text:span> </text:p>
        <text:p text:style-name="P5"/>
        <text:p text:style-name="P1"/>
        <text:p text:style-name="P1"><text:span text:style-name="T2">Make the old slave slave again, enter YOUR values from the last commnd!</text:span> </text:p>
        <text:p text:style-name="P5"><text:span text:style-name="T5">smartcard20-node2:/usr/local/syscheck/database-replication # </text:span><text:span text:style-name="T6">./805-make-mysql-server-act-as-slave.sh</text:span> </text:p>
        <text:p text:style-name="P9">Are you sure you want to make this mysql server act as mysql slave?</text:p>
        <text:p text:style-name="P9">enter 'im-really-sure' (without the '-') to continiue or ctrl-c to abort</text:p>
        <text:p text:style-name="P12">im really sure</text:p>
        <text:p text:style-name="P5"><text:span text:style-name="T5">now you need to run 810-show-mysql-master-status.sh on the master node</text:span> </text:p>
        <text:p text:style-name="P5"><text:span text:style-name="T5">For a first time setup (master has never had a slave) default file='' and pos=4 is the values to use</text:span> </text:p>
        <text:p text:style-name="P5"><text:span text:style-name="T5">then enter File and Position</text:span> </text:p>
        <text:p text:style-name="P5"><text:span text:style-name="T5">Enter Log File default:[]&gt;</text:span> </text:p>
        <text:p text:style-name="P5"><text:span text:style-name="T6">mysql-bin.000001</text:span> </text:p>
        <text:p text:style-name="P5"><text:span text:style-name="T5">Enter Log Pos default:[4]&gt;</text:span> </text:p>
        <text:p text:style-name="P5"><text:span text:style-name="T6">98</text:span> </text:p>
        <text:p text:style-name="P5"><text:span text:style-name="T5">I-8051-PKI 20090312 16:48:09 smartcard20-node2: INFO - Mysql server made to act as a slave</text:span> </text:p>
        <text:p text:style-name="P1"/>
        <text:p text:style-name="P1">Time to release lock on node2</text:p>
        <text:p text:style-name="P6"><text:span text:style-name="T16">smartcard20-node2:/usr/local/syscheck/database-replication # </text:span><text:span text:style-name="T17">./812-master-node-unlock-tables.sh</text:span> </text:p>
        <text:p text:style-name="P15">I-8121-PKI 20090326 12:03:58 smartcard20-node2: INFO - Set mysql unlock TABLES ok </text:p>
        <text:p text:style-name="P1">Failback VIP <text:s/>- deactivate on node2</text:p>
        <text:p text:style-name="P5">sc20fmv-node2:/usr/local/certificate-services/syscheck/related-enabled # <text:span text:style-name="T9">./912_deactivate_VIP.sh -s</text:span></text:p>
        <text:p text:style-name="P8">I-9121-PKI 20100610 13:21:00 sc20fmv-node2: INFO - Deactivate VIP run successfully</text:p>
        <text:p text:style-name="P1">Failback VIP <text:s/>- activate on node1</text:p>
        <text:p text:style-name="P8"><text:soft-page-break/>sc20fmv-node1:/usr/local/certificate-services/syscheck/related-enabled # <text:span text:style-name="T3">./911_activate_VIP.sh -s</text:span></text:p>
        <text:p text:style-name="P8">I-9111-PKI 20100610 13:21:06 sc20fmv-node1: INFO - Activate VIP run successfully</text:p>
        <text:p text:style-name="P1"/>
        <text:p text:style-name="P1">Failback jboss datasource configuration </text:p>
        <text:p text:style-name="P1">Change to node1 to use as datasource</text:p>
        <text:p text:style-name="P5"><text:span text:style-name="T5">smartcard20-node1:/usr/local/syscheck/database-replication </text:span><text:span text:style-name="T12"># </text:span><text:span text:style-name="T8">./806-change-active-mysql-server-in-jboss</text:span><text:span text:style-name="T9">-datasource.sh node1</text:span></text:p>
        <text:p text:style-name="P9">ejbca-ds.xml in jboss switched host to 192.168.31.140</text:p>
        <text:p text:style-name="P9">remember to restart jboss when you want the change to take effect</text:p>
        <text:p text:style-name="P1">Change to node2 to use as datasource</text:p>
        <text:p text:style-name="P8">smartcard20-node2:/usr/local/syscheck/database-replication <text:span text:style-name="T20">#</text:span> <text:span text:style-name="T3">./806-change-active-mysql-server-in-jboss-datasource.sh node1</text:span></text:p>
        <text:p text:style-name="P8">ejbca-ds.xml in jboss switched host to 192.168.31.140</text:p>
        <text:p text:style-name="P8">remember to restart jboss when you want the change to take effect</text:p>
        <text:p text:style-name="P1"/>
        <text:p text:style-name="P1">Now unlock the tables from writes on node1</text:p>
        <text:p text:style-name="P6"><text:span text:style-name="T16">smartcard20-node1:/usr/local/syscheck/database-replication # </text:span><text:span text:style-name="T17">./812-master-node-unlock-tables.sh</text:span> </text:p>
        <text:p text:style-name="P6"><text:span text:style-name="T5">I-8121-PKI 20090326 12:03:58 smartcard20-node1: INFO - Set mysql unlock TABLES ok</text:span> </text:p>
        <text:p text:style-name="P1">Now unlock the tables from writes on node2</text:p>
        <text:p text:style-name="P6"><text:span text:style-name="T16">smartcard20-node2:/usr/local/syscheck/database-replication # </text:span><text:span text:style-name="T17">./812-master-node-unlock-tables.sh</text:span> </text:p>
        <text:p text:style-name="P6"><text:span text:style-name="T5">I-8121-PKI 20090326 12:03:58 smartcard20-node2: INFO - Set mysql unlock TABLES ok</text:span> </text:p>
        <text:p text:style-name="P25">Verify replication with the simple test tool</text:p>
        <text:p text:style-name="P25">All three values MUST be the same</text:p>
        <text:p text:style-name="P17"><text:span text:style-name="T15">smartcard20-node2:/usr/local/syscheck/database-replication </text:span># <text:span text:style-name="T3">./808-test-table-update-and-check-master-and-slave.sh </text:span></text:p>
        <text:p text:style-name="P17">cleaning and inserting new val: <text:span text:style-name="T3">1276170492</text:span></text:p>
        <text:p text:style-name="P17">values from 192.168.31.140</text:p>
        <text:p text:style-name="P17">value</text:p>
        <text:p text:style-name="P19">1276170492</text:p>
        <text:p text:style-name="P17">values from 192.168.31.142</text:p>
        <text:p text:style-name="P17">value</text:p>
        <text:p text:style-name="P19">1276170492</text:p>
        <text:p text:style-name="Text_20_body"><text:soft-page-break/></text:p>
        <text:p text:style-name="P1">start jboss on node1</text:p>
        <text:p text:style-name="P6"><text:span text:style-name="T5">smartcard20-node1:/usr/local/syscheck/related-available # </text:span><text:span text:style-name="T7">/etc/init.d/jboss start</text:span></text:p>
        <text:p text:style-name="P10">Starting JBoss application server: Waiting for jboss server to start:</text:p>
        <text:p text:style-name="P10">.................................Jboss server is up and running.</text:p>
        <text:p text:style-name="P1"/>
        <text:p text:style-name="P1">start jboss on node2</text:p>
        <text:p text:style-name="P6"><text:span text:style-name="T5">smartcard20-node2:/usr/local/syscheck/related-available # </text:span><text:span text:style-name="T7">/etc/init.d/jboss start</text:span></text:p>
        <text:p text:style-name="P10">Starting JBoss application server: Waiting for jboss server to start:</text:p>
        <text:p text:style-name="P10">.................................Jboss server is up and running.</text:p>
        <text:p text:style-name="P1"/>
        <text:p text:style-name="P1">Verify replication status – The position shall be updated from the initial “98” </text:p>
        <text:p text:style-name="P5"><text:span text:style-name="T5">smartcard20-node1:/usr/local/syscheck/database-replication # </text:span><text:span text:style-name="T6">./810-show-mysql-master-status.sh</text:span> </text:p>
        <text:p text:style-name="P7">File <text:s text:c="3"/>Position <text:s text:c="7"/>Binlog_Do_DB <text:s text:c="3"/>Binlog_Ignore_DB</text:p>
        <text:p text:style-name="P13">mysql-bin.000001 <text:s text:c="7"/>19528</text:p>
        <text:p text:style-name="P7">I-8101-PKI 20080504 18:09:18 sc20fmv-node1: INFO - Master status shown</text:p>
        <text:p text:style-name="P7">*************************** 1. row ***************************</text:p>
        <text:p text:style-name="P7"><text:s text:c="5"/>Id: 12</text:p>
        <text:p text:style-name="P7"><text:s text:c="3"/>User: ejbcarep</text:p>
        <text:p text:style-name="P7"><text:s text:c="3"/>Host: 192.168.31.142:35185</text:p>
        <text:p text:style-name="P7"><text:s text:c="5"/>db: NULL</text:p>
        <text:p text:style-name="P7">Command: Binlog Dump</text:p>
        <text:p text:style-name="P7"><text:s text:c="3"/>Time: 2018</text:p>
        <text:p text:style-name="P13"><text:s text:c="2"/>State: Has sent all binlog to slave; waiting for binlog to be updated <text:s text:c="6"/></text:p>
        <text:p text:style-name="P7"><text:s text:c="3"/>Info: NULL</text:p>
        <text:p text:style-name="P7">*************************** 2. row ***************************</text:p>
        <text:p text:style-name="P7">&lt;...&gt;</text:p>
        <text:p text:style-name="P5"><text:span text:style-name="T5">I-8101-PKI 20090312 16:50:51 smartcard20-node1: INFO - Master status shown</text:span> </text:p>
        <text:p text:style-name="P5"><text:span text:style-name="T5">I-8101-PKI 20090312 16:50:51 smartcard20-node1: INFO - Master status shown</text:span> </text:p>
        <text:p text:style-name="P5"><text:soft-page-break/></text:p>
        <text:p text:style-name="P1">show slave status, the slave must have the same file and position (or larger value on replica)</text:p>
        <text:p text:style-name="P5"><text:span text:style-name="T5">smartcard20-node2:/usr/local/syscheck/database-replication # </text:span><text:span text:style-name="T6">./809-show-mysql-slave-status.sh</text:span> </text:p>
        <text:p text:style-name="P7">*************************** 1. row ***************************</text:p>
        <text:p text:style-name="P7"><text:s text:c="13"/>Slave_IO_State: Waiting for master to send event</text:p>
        <text:p text:style-name="P7"><text:s text:c="16"/>Master_Host: 192.168.31.140</text:p>
        <text:p text:style-name="P7"><text:s text:c="16"/>Master_User: ejbcarep</text:p>
        <text:p text:style-name="P7"><text:s text:c="16"/>Master_Port: 3306</text:p>
        <text:p text:style-name="P7"><text:s text:c="14"/>Connect_Retry: 60</text:p>
        <text:p text:style-name="P13"><text:s text:c="12"/>Master_Log_File: mysql-bin.000001</text:p>
        <text:p text:style-name="P13"><text:s text:c="8"/>Read_Master_Log_Pos: 19528</text:p>
        <text:p text:style-name="P7"><text:s text:c="13"/>Relay_Log_File: sc20fmv-node2-relay-bin.000002</text:p>
        <text:p text:style-name="P7"><text:s text:c="14"/>Relay_Log_Pos: 19665</text:p>
        <text:p text:style-name="P7"><text:s text:c="6"/>Relay_Master_Log_File: mysql-bin.000001</text:p>
        <text:p text:style-name="P7"><text:s text:c="11"/>Slave_IO_Running: Yes</text:p>
        <text:p text:style-name="P7"><text:s text:c="10"/>Slave_SQL_Running: Yes</text:p>
        <text:p text:style-name="P7"><text:s text:c="12"/>Replicate_Do_DB: </text:p>
        <text:p text:style-name="P7"><text:s text:c="8"/>Replicate_Ignore_DB: </text:p>
        <text:p text:style-name="P7"><text:s text:c="9"/>Replicate_Do_Table: </text:p>
        <text:p text:style-name="P7"><text:s text:c="5"/>Replicate_Ignore_Table: </text:p>
        <text:p text:style-name="P7"><text:s text:c="4"/>Replicate_Wild_Do_Table: </text:p>
        <text:p text:style-name="P7">Replicate_Wild_Ignore_Table: </text:p>
        <text:p text:style-name="P7"><text:s text:c="17"/>Last_Errno: 0</text:p>
        <text:p text:style-name="P7"><text:s text:c="17"/>Last_Error: </text:p>
        <text:p text:style-name="P7"><text:s text:c="15"/>Skip_Counter: 0</text:p>
        <text:p text:style-name="P7"><text:s text:c="8"/>Exec_Master_Log_Pos: 19528</text:p>
        <text:p text:style-name="P7"><text:s text:c="12"/>Relay_Log_Space: 19665</text:p>
        <text:p text:style-name="P7"><text:s text:c="12"/>Until_Condition: None</text:p>
        <text:p text:style-name="P7"><text:s text:c="13"/>Until_Log_File: </text:p>
        <text:p text:style-name="P7"><text:soft-page-break/><text:s text:c="14"/>Until_Log_Pos: 0</text:p>
        <text:p text:style-name="P7"><text:s text:c="9"/>Master_SSL_Allowed: No</text:p>
        <text:p text:style-name="P7"><text:s text:c="9"/>Master_SSL_CA_File: </text:p>
        <text:p text:style-name="P7"><text:s text:c="9"/>Master_SSL_CA_Path: </text:p>
        <text:p text:style-name="P7"><text:s text:c="12"/>Master_SSL_Cert: </text:p>
        <text:p text:style-name="P7"><text:s text:c="10"/>Master_SSL_Cipher: </text:p>
        <text:p text:style-name="P7"><text:s text:c="13"/>Master_SSL_Key: </text:p>
        <text:p text:style-name="P7"><text:s text:c="6"/>Seconds_Behind_Master: 0</text:p>
        <text:p text:style-name="P7">I-8091-PKI 20100610 13:50:09 sc20fmv-node2: INFO - Slave status shown</text:p>
        <text:p text:style-name="P5"/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 New" svg:font-family="'Courier New'"/>
    <style:font-face style:name="Liberation Sans" svg:font-family="'Liberation Sans', Arial, sans-serif"/>
    <style:font-face style:name="Times New Roman1" svg:font-family="'Times New Roman'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" style:font-size-asian="12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152cm" fo:margin-right="0.152cm" fo:margin-top="0.152cm" fo:margin-bottom="0.152cm" fo:text-indent="0cm" style:auto-text-indent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Sender" style:family="paragraph" style:parent-style-name="Standard" style:class="extra">
      <style:paragraph-properties fo:margin-top="0cm" fo:margin-bottom="0cm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fo:border="none" fo:padding="0cm" fo:background-color="#ffffff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dc:title>database-replication-and-failover</dc:title>
    <meta:creation-date>2009-03-28T14:47:44</meta:creation-date>
    <dc:language>en-US</dc:language>
    <meta:editing-cycles>12</meta:editing-cycles>
    <meta:editing-duration>PT09H45M07S</meta:editing-duration>
    <dc:date>2010-06-17T13:11:17</dc:date>
    <dc:creator>Henrik Andreasson</dc:creator>
    <meta:document-statistic meta:table-count="0" meta:image-count="0" meta:object-count="0" meta:page-count="36" meta:paragraph-count="809" meta:word-count="4327" meta:character-count="39534"/>
    <meta:user-defined meta:name="Info 1"/>
    <meta:user-defined meta:name="Info 2"/>
    <meta:user-defined meta:name="Info 3"/>
    <meta:user-defined meta:name="Info 4"/>
    <meta:hyperlink-behaviour office:target-frame-name="_top" xlink:show="replace"/>
  </office:meta>
</office:document-meta>
</file>